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6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6"/>
          <table:table-cell table:style-name="ce61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36" table:number-columns-repeated="2"/>
          <table:table-cell table:style-name="ce120"/>
          <table:table-cell table:style-name="ce48"/>
          <table:table-cell table:style-name="ce35"/>
          <table:table-cell table:style-name="ce36" table:number-columns-repeated="3"/>
          <table:table-cell table:style-name="ce48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61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style-name="ce14"/>
          <table:covered-table-cell table:style-name="ce61"/>
          <table:table-cell table:style-name="ce61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61" office:value-type="string" calcext:value-type="string">
            <text:p>Type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Xlm-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6"/>
          <table:table-cell table:style-name="ce44" table:formula="of:=IF([.A3]&lt;&gt;&quot;&quot;; [.A3]; &quot;&quot;)" office:value-type="string" office:string-value="Xlm-roberta" calcext:value-type="string">
            <text:p>Xlm-roberta</text:p>
          </table:table-cell>
          <table:table-cell table:style-name="ce14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35"/>
          <table:table-cell table:style-name="ce61" office:value-type="string" calcext:value-type="string">
            <text:p>F1</text:p>
          </table:table-cell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R</text:p>
          </table:table-cell>
          <table:table-cell table:style-name="ce61" office:value-type="string" calcext:value-type="string">
            <text:p>F1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4" office:value-type="string" calcext:value-type="string">
            <text:p>multi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68" table:formula="of:=IF([.A4]&lt;&gt;&quot;&quot;; [.A4]; &quot;&quot;)" office:value-type="string" office:string-value="multi" calcext:value-type="string">
            <text:p>multi</text:p>
          </table:table-cell>
          <table:table-cell table:style-name="ce36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3.5062037997961" calcext:value-type="float">
            <text:p>93.51</text:p>
          </table:table-cell>
          <table:table-cell table:style-name="ce101" office:value-type="float" office:value="1.00651497260719" calcext:value-type="float">
            <text:p>1.01</text:p>
          </table:table-cell>
          <table:table-cell table:style-name="ce95" office:value-type="float" office:value="92.652484637564" calcext:value-type="float">
            <text:p>92.65</text:p>
          </table:table-cell>
          <table:table-cell table:style-name="ce101" office:value-type="float" office:value="1.28315837248138" calcext:value-type="float">
            <text:p>1.28</text:p>
          </table:table-cell>
          <table:table-cell table:style-name="ce95" office:value-type="float" office:value="94.3916127007777" calcext:value-type="float">
            <text:p>94.39</text:p>
          </table:table-cell>
          <table:table-cell table:style-name="ce108" office:value-type="float" office:value="1.35420334326682" calcext:value-type="float">
            <text:p>1.35</text:p>
          </table:table-cell>
          <table:table-cell table:style-name="ce95" office:value-type="float" office:value="90.7556548498394" calcext:value-type="float">
            <text:p>90.76</text:p>
          </table:table-cell>
          <table:table-cell table:style-name="ce108" office:value-type="float" office:value="1.35106917956155" calcext:value-type="float">
            <text:p>1.35</text:p>
          </table:table-cell>
          <table:table-cell table:style-name="ce108"/>
          <table:table-cell table:style-name="ce101" office:value-type="float" office:value="96.9720044323634" calcext:value-type="float">
            <text:p>96.97</text:p>
          </table:table-cell>
          <table:table-cell table:style-name="ce108" office:value-type="float" office:value="0.740504975342287" calcext:value-type="float">
            <text:p>0.74</text:p>
          </table:table-cell>
          <table:table-cell table:style-name="ce101" office:value-type="float" office:value="96.0846103002527" calcext:value-type="float">
            <text:p>96.08</text:p>
          </table:table-cell>
          <table:table-cell table:style-name="ce108" office:value-type="float" office:value="0.92369935056537" calcext:value-type="float">
            <text:p>0.92</text:p>
          </table:table-cell>
          <table:table-cell table:style-name="ce95" office:value-type="float" office:value="97.8922265962902" calcext:value-type="float">
            <text:p>97.89</text:p>
          </table:table-cell>
          <table:table-cell table:style-name="ce108" office:value-type="float" office:value="1.33618947324887" calcext:value-type="float">
            <text:p>1.34</text:p>
          </table:table-cell>
          <table:table-cell table:style-name="ce95" office:value-type="float" office:value="93.6820112982058" calcext:value-type="float">
            <text:p>93.68</text:p>
          </table:table-cell>
          <table:table-cell table:style-name="ce39" office:value-type="float" office:value="1.14230723422111" calcext:value-type="float">
            <text:p>1.14</text:p>
          </table:table-cell>
          <table:table-cell table:style-name="ce115"/>
          <table:table-cell table:style-name="ce117"/>
          <table:table-cell table:style-name="ce36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12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51_{\pm 1.01}$ " calcext:value-type="string">
            <text:p><text:s/>$93.51_{\pm 1.01}$ </text:p>
          </table:table-cell>
          <table:table-cell table:style-name="ce50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65_{\pm 1.28}$ " calcext:value-type="string">
            <text:p><text:s/>$92.65_{\pm 1.28}$ </text:p>
          </table:table-cell>
          <table:table-cell table:style-name="ce5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39_{\pm 1.35}$ " calcext:value-type="string">
            <text:p><text:s/>$94.39_{\pm 1.35}$ </text:p>
          </table:table-cell>
          <table:table-cell table:style-name="ce121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0.76_{\pm 1.35}$ " calcext:value-type="string">
            <text:p><text:s/>$90.76_{\pm 1.35}$ </text:p>
          </table:table-cell>
          <table:table-cell table:style-name="ce35"/>
          <table:table-cell table:style-name="ce50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97_{\pm 0.74}$ " calcext:value-type="string">
            <text:p><text:s/>$96.97_{\pm 0.74}$ </text:p>
          </table:table-cell>
          <table:table-cell table:style-name="ce5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6.08_{\pm 0.92}$ " calcext:value-type="string">
            <text:p><text:s/>$96.08_{\pm 0.92}$ </text:p>
          </table:table-cell>
          <table:table-cell table:style-name="ce50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7.89_{\pm 1.34}$ " calcext:value-type="string">
            <text:p><text:s/>$97.89_{\pm 1.34}$ </text:p>
          </table:table-cell>
          <table:table-cell table:style-name="ce5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68_{\pm 1.14}$ " calcext:value-type="string">
            <text:p><text:s/>$93.68_{\pm 1.1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3.126349886291" calcext:value-type="float">
            <text:p>93.13</text:p>
          </table:table-cell>
          <table:table-cell table:style-name="ce101" office:value-type="float" office:value="0.86854611493749" calcext:value-type="float">
            <text:p>0.87</text:p>
          </table:table-cell>
          <table:table-cell table:style-name="ce95" office:value-type="float" office:value="91.808237113466" calcext:value-type="float">
            <text:p>91.81</text:p>
          </table:table-cell>
          <table:table-cell table:style-name="ce101" office:value-type="float" office:value="1.36571910967522" calcext:value-type="float">
            <text:p>1.37</text:p>
          </table:table-cell>
          <table:table-cell table:style-name="ce95" office:value-type="float" office:value="94.5085267785901" calcext:value-type="float">
            <text:p>94.51</text:p>
          </table:table-cell>
          <table:table-cell table:style-name="ce108" office:value-type="float" office:value="1.39443246785476" calcext:value-type="float">
            <text:p>1.39</text:p>
          </table:table-cell>
          <table:table-cell table:style-name="ce95" office:value-type="float" office:value="93.126349886291" calcext:value-type="float">
            <text:p>93.13</text:p>
          </table:table-cell>
          <table:table-cell table:style-name="ce108" office:value-type="float" office:value="0.86854611493749" calcext:value-type="float">
            <text:p>0.87</text:p>
          </table:table-cell>
          <table:table-cell table:style-name="ce108"/>
          <table:table-cell table:style-name="ce101" office:value-type="float" office:value="95.2204331684167" calcext:value-type="float">
            <text:p>95.22</text:p>
          </table:table-cell>
          <table:table-cell table:style-name="ce108" office:value-type="float" office:value="0.750955304737781" calcext:value-type="float">
            <text:p>0.75</text:p>
          </table:table-cell>
          <table:table-cell table:style-name="ce101" office:value-type="float" office:value="93.8736371194078" calcext:value-type="float">
            <text:p>93.87</text:p>
          </table:table-cell>
          <table:table-cell table:style-name="ce108" office:value-type="float" office:value="1.37978234638175" calcext:value-type="float">
            <text:p>1.38</text:p>
          </table:table-cell>
          <table:table-cell table:style-name="ce95" office:value-type="float" office:value="96.6327064316972" calcext:value-type="float">
            <text:p>96.63</text:p>
          </table:table-cell>
          <table:table-cell table:style-name="ce108" office:value-type="float" office:value="1.27460194321366" calcext:value-type="float">
            <text:p>1.27</text:p>
          </table:table-cell>
          <table:table-cell table:style-name="ce95" office:value-type="float" office:value="95.2204331684167" calcext:value-type="float">
            <text:p>95.22</text:p>
          </table:table-cell>
          <table:table-cell table:style-name="ce108" office:value-type="float" office:value="0.750955304737781" calcext:value-type="float">
            <text:p>0.75</text:p>
          </table:table-cell>
          <table:table-cell table:style-name="ce115" table:number-columns-repeated="2"/>
          <table:table-cell table:style-name="ce36"/>
          <table:table-cell table:style-name="ce46" table:formula="of:=IF([.A7]&lt;&gt;&quot;&quot;; [.A7]; &quot;&quot;)" office:value-type="string" office:string-value="Date" calcext:value-type="string">
            <text:p>Date</text:p>
          </table:table-cell>
          <table:table-cell table:style-name="ce12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3.13_{\pm 0.87}$ " calcext:value-type="string">
            <text:p><text:s/>$93.13_{\pm 0.87}$ </text:p>
          </table:table-cell>
          <table:table-cell table:style-name="ce50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81_{\pm 1.37}$ " calcext:value-type="string">
            <text:p><text:s/>$91.81_{\pm 1.37}$ </text:p>
          </table:table-cell>
          <table:table-cell table:style-name="ce5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4.51_{\pm 1.39}$ " calcext:value-type="string">
            <text:p><text:s/>$94.51_{\pm 1.39}$ </text:p>
          </table:table-cell>
          <table:table-cell table:style-name="ce121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3.13_{\pm 0.87}$ " calcext:value-type="string">
            <text:p><text:s/>$93.13_{\pm 0.87}$ </text:p>
          </table:table-cell>
          <table:table-cell table:style-name="ce35"/>
          <table:table-cell table:style-name="ce50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22_{\pm 0.75}$ " calcext:value-type="string">
            <text:p><text:s/>$95.22_{\pm 0.75}$ </text:p>
          </table:table-cell>
          <table:table-cell table:style-name="ce5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3.87_{\pm 1.38}$ " calcext:value-type="string">
            <text:p><text:s/>$93.87_{\pm 1.38}$ </text:p>
          </table:table-cell>
          <table:table-cell table:style-name="ce50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6.63_{\pm 1.27}$ " calcext:value-type="string">
            <text:p><text:s/>$96.63_{\pm 1.27}$ </text:p>
          </table:table-cell>
          <table:table-cell table:style-name="ce5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5.22_{\pm 0.75}$ " calcext:value-type="string">
            <text:p><text:s/>$95.22_{\pm 0.7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76.5622684848691" calcext:value-type="float">
            <text:p>76.56</text:p>
          </table:table-cell>
          <table:table-cell table:style-name="ce101" office:value-type="float" office:value="13.1198425020494" calcext:value-type="float">
            <text:p>13.12</text:p>
          </table:table-cell>
          <table:table-cell table:style-name="ce95" office:value-type="float" office:value="82.2251082251082" calcext:value-type="float">
            <text:p>82.23</text:p>
          </table:table-cell>
          <table:table-cell table:style-name="ce101" office:value-type="float" office:value="15.9881705112537" calcext:value-type="float">
            <text:p>15.99</text:p>
          </table:table-cell>
          <table:table-cell table:style-name="ce95" office:value-type="float" office:value="73.781746031746" calcext:value-type="float">
            <text:p>73.78</text:p>
          </table:table-cell>
          <table:table-cell table:style-name="ce108" office:value-type="float" office:value="14.0923873001913" calcext:value-type="float">
            <text:p>14.09</text:p>
          </table:table-cell>
          <table:table-cell table:style-name="ce95" office:value-type="float" office:value="76.5622684848691" calcext:value-type="float">
            <text:p>76.56</text:p>
          </table:table-cell>
          <table:table-cell table:style-name="ce108" office:value-type="float" office:value="13.1198425020494" calcext:value-type="float">
            <text:p>13.12</text:p>
          </table:table-cell>
          <table:table-cell table:style-name="ce108"/>
          <table:table-cell table:style-name="ce101" office:value-type="float" office:value="77.5146494372501" calcext:value-type="float">
            <text:p>77.51</text:p>
          </table:table-cell>
          <table:table-cell table:style-name="ce108" office:value-type="float" office:value="13.4009461153256" calcext:value-type="float">
            <text:p>13.40</text:p>
          </table:table-cell>
          <table:table-cell table:style-name="ce101" office:value-type="float" office:value="83.1341991341991" calcext:value-type="float">
            <text:p>83.13</text:p>
          </table:table-cell>
          <table:table-cell table:style-name="ce108" office:value-type="float" office:value="15.6777173405952" calcext:value-type="float">
            <text:p>15.68</text:p>
          </table:table-cell>
          <table:table-cell table:style-name="ce95" office:value-type="float" office:value="74.781746031746" calcext:value-type="float">
            <text:p>74.78</text:p>
          </table:table-cell>
          <table:table-cell table:style-name="ce108" office:value-type="float" office:value="14.8334718712479" calcext:value-type="float">
            <text:p>14.83</text:p>
          </table:table-cell>
          <table:table-cell table:style-name="ce95" office:value-type="float" office:value="77.5146494372501" calcext:value-type="float">
            <text:p>77.51</text:p>
          </table:table-cell>
          <table:table-cell table:style-name="ce108" office:value-type="float" office:value="13.4009461153256" calcext:value-type="float">
            <text:p>13.40</text:p>
          </table:table-cell>
          <table:table-cell table:style-name="ce115" table:number-columns-repeated="2"/>
          <table:table-cell table:style-name="ce36"/>
          <table:table-cell table:style-name="ce46" table:formula="of:=IF([.A8]&lt;&gt;&quot;&quot;; [.A8]; &quot;&quot;)" office:value-type="string" office:string-value="Time" calcext:value-type="string">
            <text:p>Time</text:p>
          </table:table-cell>
          <table:table-cell table:style-name="ce12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76.56_{\pm 13.12}$ " calcext:value-type="string">
            <text:p><text:s/>$76.56_{\pm 13.12}$ </text:p>
          </table:table-cell>
          <table:table-cell table:style-name="ce50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2.23_{\pm 15.99}$ " calcext:value-type="string">
            <text:p><text:s/>$82.23_{\pm 15.99}$ </text:p>
          </table:table-cell>
          <table:table-cell table:style-name="ce5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73.78_{\pm 14.09}$ " calcext:value-type="string">
            <text:p><text:s/>$73.78_{\pm 14.09}$ </text:p>
          </table:table-cell>
          <table:table-cell table:style-name="ce12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76.56_{\pm 13.12}$ " calcext:value-type="string">
            <text:p><text:s/>$76.56_{\pm 13.12}$ </text:p>
          </table:table-cell>
          <table:table-cell table:style-name="ce35"/>
          <table:table-cell table:style-name="ce50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7.51_{\pm 13.40}$ " calcext:value-type="string">
            <text:p><text:s/>$77.51_{\pm 13.40}$ </text:p>
          </table:table-cell>
          <table:table-cell table:style-name="ce5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83.13_{\pm 15.68}$ " calcext:value-type="string">
            <text:p><text:s/>$83.13_{\pm 15.68}$ </text:p>
          </table:table-cell>
          <table:table-cell table:style-name="ce50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74.78_{\pm 14.83}$ " calcext:value-type="string">
            <text:p><text:s/>$74.78_{\pm 14.83}$ </text:p>
          </table:table-cell>
          <table:table-cell table:style-name="ce5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7.51_{\pm 13.40}$ " calcext:value-type="string">
            <text:p><text:s/>$77.51_{\pm 13.4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82.5283790197267" calcext:value-type="float">
            <text:p>82.53</text:p>
          </table:table-cell>
          <table:table-cell table:style-name="ce101" office:value-type="float" office:value="6.9152589587476" calcext:value-type="float">
            <text:p>6.92</text:p>
          </table:table-cell>
          <table:table-cell table:style-name="ce95" office:value-type="float" office:value="82.8578360474912" calcext:value-type="float">
            <text:p>82.86</text:p>
          </table:table-cell>
          <table:table-cell table:style-name="ce101" office:value-type="float" office:value="8.24998037655405" calcext:value-type="float">
            <text:p>8.25</text:p>
          </table:table-cell>
          <table:table-cell table:style-name="ce95" office:value-type="float" office:value="82.4994253149815" calcext:value-type="float">
            <text:p>82.50</text:p>
          </table:table-cell>
          <table:table-cell table:style-name="ce108" office:value-type="float" office:value="7.18983049492799" calcext:value-type="float">
            <text:p>7.19</text:p>
          </table:table-cell>
          <table:table-cell table:style-name="ce95" office:value-type="float" office:value="82.5283790197267" calcext:value-type="float">
            <text:p>82.53</text:p>
          </table:table-cell>
          <table:table-cell table:style-name="ce108" office:value-type="float" office:value="6.9152589587476" calcext:value-type="float">
            <text:p>6.92</text:p>
          </table:table-cell>
          <table:table-cell table:style-name="ce108"/>
          <table:table-cell table:style-name="ce101" office:value-type="float" office:value="88.1835418036291" calcext:value-type="float">
            <text:p>88.18</text:p>
          </table:table-cell>
          <table:table-cell table:style-name="ce108" office:value-type="float" office:value="3.58234677152283" calcext:value-type="float">
            <text:p>3.58</text:p>
          </table:table-cell>
          <table:table-cell table:style-name="ce101" office:value-type="float" office:value="88.4947945292773" calcext:value-type="float">
            <text:p>88.49</text:p>
          </table:table-cell>
          <table:table-cell table:style-name="ce108" office:value-type="float" office:value="5.16318235596376" calcext:value-type="float">
            <text:p>5.16</text:p>
          </table:table-cell>
          <table:table-cell table:style-name="ce95" office:value-type="float" office:value="88.1943565598544" calcext:value-type="float">
            <text:p>88.19</text:p>
          </table:table-cell>
          <table:table-cell table:style-name="ce108" office:value-type="float" office:value="5.16335707870671" calcext:value-type="float">
            <text:p>5.16</text:p>
          </table:table-cell>
          <table:table-cell table:style-name="ce95" office:value-type="float" office:value="88.1835418036291" calcext:value-type="float">
            <text:p>88.18</text:p>
          </table:table-cell>
          <table:table-cell table:style-name="ce108" office:value-type="float" office:value="3.58234677152283" calcext:value-type="float">
            <text:p>3.58</text:p>
          </table:table-cell>
          <table:table-cell table:style-name="ce115" table:number-columns-repeated="2"/>
          <table:table-cell table:style-name="ce36"/>
          <table:table-cell table:style-name="ce46" table:formula="of:=IF([.A9]&lt;&gt;&quot;&quot;; [.A9]; &quot;&quot;)" office:value-type="string" office:string-value="Duration" calcext:value-type="string">
            <text:p>Duration</text:p>
          </table:table-cell>
          <table:table-cell table:style-name="ce12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82.53_{\pm 6.92}$ " calcext:value-type="string">
            <text:p><text:s/>$82.53_{\pm 6.92}$ </text:p>
          </table:table-cell>
          <table:table-cell table:style-name="ce50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2.86_{\pm 8.25}$ " calcext:value-type="string">
            <text:p><text:s/>$82.86_{\pm 8.25}$ </text:p>
          </table:table-cell>
          <table:table-cell table:style-name="ce5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2.50_{\pm 7.19}$ " calcext:value-type="string">
            <text:p><text:s/>$82.50_{\pm 7.19}$ </text:p>
          </table:table-cell>
          <table:table-cell table:style-name="ce121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2.53_{\pm 6.92}$ " calcext:value-type="string">
            <text:p><text:s/>$82.53_{\pm 6.92}$ </text:p>
          </table:table-cell>
          <table:table-cell table:style-name="ce35"/>
          <table:table-cell table:style-name="ce50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8.18_{\pm 3.58}$ " calcext:value-type="string">
            <text:p><text:s/>$88.18_{\pm 3.58}$ </text:p>
          </table:table-cell>
          <table:table-cell table:style-name="ce5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8.49_{\pm 5.16}$ " calcext:value-type="string">
            <text:p><text:s/>$88.49_{\pm 5.16}$ </text:p>
          </table:table-cell>
          <table:table-cell table:style-name="ce50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88.19_{\pm 5.16}$ " calcext:value-type="string">
            <text:p><text:s/>$88.19_{\pm 5.16}$ </text:p>
          </table:table-cell>
          <table:table-cell table:style-name="ce5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8.18_{\pm 3.58}$ " calcext:value-type="string">
            <text:p><text:s/>$88.18_{\pm 3.5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0.6793206793207" calcext:value-type="float">
            <text:p>70.68</text:p>
          </table:table-cell>
          <table:table-cell table:style-name="ce101" office:value-type="float" office:value="8.8490969591722" calcext:value-type="float">
            <text:p>8.85</text:p>
          </table:table-cell>
          <table:table-cell table:style-name="ce95" office:value-type="float" office:value="80.6190476190476" calcext:value-type="float">
            <text:p>80.62</text:p>
          </table:table-cell>
          <table:table-cell table:style-name="ce101" office:value-type="float" office:value="13.2236989209497" calcext:value-type="float">
            <text:p>13.22</text:p>
          </table:table-cell>
          <table:table-cell table:style-name="ce95" office:value-type="float" office:value="67.3095238095238" calcext:value-type="float">
            <text:p>67.31</text:p>
          </table:table-cell>
          <table:table-cell table:style-name="ce108" office:value-type="float" office:value="17.0593368879535" calcext:value-type="float">
            <text:p>17.06</text:p>
          </table:table-cell>
          <table:table-cell table:style-name="ce95" office:value-type="float" office:value="70.6793206793207" calcext:value-type="float">
            <text:p>70.68</text:p>
          </table:table-cell>
          <table:table-cell table:style-name="ce108" office:value-type="float" office:value="8.8490969591722" calcext:value-type="float">
            <text:p>8.85</text:p>
          </table:table-cell>
          <table:table-cell table:style-name="ce108"/>
          <table:table-cell table:style-name="ce101" office:value-type="float" office:value="75.4412254412254" calcext:value-type="float">
            <text:p>75.44</text:p>
          </table:table-cell>
          <table:table-cell table:style-name="ce108" office:value-type="float" office:value="12.749107579874" calcext:value-type="float">
            <text:p>12.75</text:p>
          </table:table-cell>
          <table:table-cell table:style-name="ce95" office:value-type="float" office:value="85.3809523809524" calcext:value-type="float">
            <text:p>85.38</text:p>
          </table:table-cell>
          <table:table-cell table:style-name="ce108" office:value-type="float" office:value="12.8232357129416" calcext:value-type="float">
            <text:p>12.82</text:p>
          </table:table-cell>
          <table:table-cell table:style-name="ce95" office:value-type="float" office:value="72.0714285714286" calcext:value-type="float">
            <text:p>72.07</text:p>
          </table:table-cell>
          <table:table-cell table:style-name="ce108" office:value-type="float" office:value="20.1828517724561" calcext:value-type="float">
            <text:p>20.18</text:p>
          </table:table-cell>
          <table:table-cell table:style-name="ce95" office:value-type="float" office:value="75.4412254412254" calcext:value-type="float">
            <text:p>75.44</text:p>
          </table:table-cell>
          <table:table-cell table:style-name="ce108" office:value-type="float" office:value="12.749107579874" calcext:value-type="float">
            <text:p>12.75</text:p>
          </table:table-cell>
          <table:table-cell table:style-name="ce115"/>
          <table:table-cell table:style-name="ce93" table:number-columns-repeated="2"/>
          <table:table-cell table:style-name="ce45" table:formula="of:=IF([.A10]&lt;&gt;&quot;&quot;; [.A10]; &quot;&quot;)" office:value-type="string" office:string-value="Set" calcext:value-type="string">
            <text:p>Set</text:p>
          </table:table-cell>
          <table:table-cell table:style-name="ce36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0.68_{\pm 8.85}$ " calcext:value-type="string">
            <text:p><text:s/>$70.68_{\pm 8.85}$ </text:p>
          </table:table-cell>
          <table:table-cell table:style-name="ce50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0.62_{\pm 13.22}$ " calcext:value-type="string">
            <text:p><text:s/>$80.62_{\pm 13.22}$ </text:p>
          </table:table-cell>
          <table:table-cell table:style-name="ce5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67.31_{\pm 17.06}$ " calcext:value-type="string">
            <text:p><text:s/>$67.31_{\pm 17.06}$ </text:p>
          </table:table-cell>
          <table:table-cell table:style-name="ce121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0.68_{\pm 8.85}$ " calcext:value-type="string">
            <text:p><text:s/>$70.68_{\pm 8.85}$ </text:p>
          </table:table-cell>
          <table:table-cell table:style-name="ce52"/>
          <table:table-cell table:style-name="ce50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75.44_{\pm 12.75}$ " calcext:value-type="string">
            <text:p><text:s/>$75.44_{\pm 12.75}$ </text:p>
          </table:table-cell>
          <table:table-cell table:style-name="ce5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85.38_{\pm 12.82}$ " calcext:value-type="string">
            <text:p><text:s/>$85.38_{\pm 12.82}$ </text:p>
          </table:table-cell>
          <table:table-cell table:style-name="ce50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2.07_{\pm 20.18}$ " calcext:value-type="string">
            <text:p><text:s/>$72.07_{\pm 20.18}$ </text:p>
          </table:table-cell>
          <table:table-cell table:style-name="ce5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75.44_{\pm 12.75}$ " calcext:value-type="string">
            <text:p><text:s/>$75.44_{\pm 12.75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46" table:formula="of:=IF([.A11]&lt;&gt;&quot;&quot;; [.A11]; &quot;&quot;)">
            <text:p/>
          </table:table-cell>
          <table:table-cell table:style-name="ce24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49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49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24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35"/>
          <table:table-cell table:style-name="ce49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49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49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49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6.3711086118862" calcext:value-type="float">
            <text:p>96.37</text:p>
          </table:table-cell>
          <table:table-cell table:style-name="ce101" office:value-type="float" office:value="1.28636888980825" calcext:value-type="float">
            <text:p>1.29</text:p>
          </table:table-cell>
          <table:table-cell table:style-name="ce95" office:value-type="float" office:value="95.8419334573647" calcext:value-type="float">
            <text:p>95.84</text:p>
          </table:table-cell>
          <table:table-cell table:style-name="ce101" office:value-type="float" office:value="1.68533614973066" calcext:value-type="float">
            <text:p>1.69</text:p>
          </table:table-cell>
          <table:table-cell table:style-name="ce95" office:value-type="float" office:value="96.9142401605684" calcext:value-type="float">
            <text:p>96.91</text:p>
          </table:table-cell>
          <table:table-cell table:style-name="ce108" office:value-type="float" office:value="1.10307580087112" calcext:value-type="float">
            <text:p>1.10</text:p>
          </table:table-cell>
          <table:table-cell table:style-name="ce95" office:value-type="float" office:value="94.856003285648" calcext:value-type="float">
            <text:p>94.86</text:p>
          </table:table-cell>
          <table:table-cell table:style-name="ce108" office:value-type="float" office:value="1.48949706310981" calcext:value-type="float">
            <text:p>1.49</text:p>
          </table:table-cell>
          <table:table-cell table:style-name="ce108"/>
          <table:table-cell table:style-name="ce101" office:value-type="float" office:value="98.0660072347476" calcext:value-type="float">
            <text:p>98.07</text:p>
          </table:table-cell>
          <table:table-cell table:style-name="ce108" office:value-type="float" office:value="0.643350638166836" calcext:value-type="float">
            <text:p>0.64</text:p>
          </table:table-cell>
          <table:table-cell table:style-name="ce101" office:value-type="float" office:value="97.5248660758097" calcext:value-type="float">
            <text:p>97.52</text:p>
          </table:table-cell>
          <table:table-cell table:style-name="ce108" office:value-type="float" office:value="1.06684144910958" calcext:value-type="float">
            <text:p>1.07</text:p>
          </table:table-cell>
          <table:table-cell table:style-name="ce95" office:value-type="float" office:value="98.6214114119856" calcext:value-type="float">
            <text:p>98.62</text:p>
          </table:table-cell>
          <table:table-cell table:style-name="ce108" office:value-type="float" office:value="0.693619109573637" calcext:value-type="float">
            <text:p>0.69</text:p>
          </table:table-cell>
          <table:table-cell table:style-name="ce95" office:value-type="float" office:value="96.1975724686995" calcext:value-type="float">
            <text:p>96.20</text:p>
          </table:table-cell>
          <table:table-cell table:style-name="ce108" office:value-type="float" office:value="1.22964266424247" calcext:value-type="float">
            <text:p>1.23</text:p>
          </table:table-cell>
          <table:table-cell table:style-name="ce115" table:number-columns-repeated="2"/>
          <table:table-cell table:style-name="ce36"/>
          <table:table-cell table:style-name="ce44" table:formula="of:=IF([.A12]&lt;&gt;&quot;&quot;; [.A12]; &quot;&quot;)" office:value-type="string" office:string-value="TimeBank" calcext:value-type="string">
            <text:p>TimeBank</text:p>
          </table:table-cell>
          <table:table-cell table:style-name="ce12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6.37_{\pm 1.29}$ " calcext:value-type="string">
            <text:p><text:s/>$96.37_{\pm 1.29}$ </text:p>
          </table:table-cell>
          <table:table-cell table:style-name="ce50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5.84_{\pm 1.69}$ " calcext:value-type="string">
            <text:p><text:s/>$95.84_{\pm 1.69}$ </text:p>
          </table:table-cell>
          <table:table-cell table:style-name="ce50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6.91_{\pm 1.10}$ " calcext:value-type="string">
            <text:p><text:s/>$96.91_{\pm 1.10}$ </text:p>
          </table:table-cell>
          <table:table-cell table:style-name="ce121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4.86_{\pm 1.49}$ " calcext:value-type="string">
            <text:p><text:s/>$94.86_{\pm 1.49}$ </text:p>
          </table:table-cell>
          <table:table-cell table:style-name="ce35"/>
          <table:table-cell table:style-name="ce5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8.07_{\pm 0.64}$ " calcext:value-type="string">
            <text:p><text:s/>$98.07_{\pm 0.64}$ </text:p>
          </table:table-cell>
          <table:table-cell table:style-name="ce50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52_{\pm 1.07}$ " calcext:value-type="string">
            <text:p><text:s/>$97.52_{\pm 1.07}$ </text:p>
          </table:table-cell>
          <table:table-cell table:style-name="ce5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62_{\pm 0.69}$ " calcext:value-type="string">
            <text:p><text:s/>$98.62_{\pm 0.69}$ </text:p>
          </table:table-cell>
          <table:table-cell table:style-name="ce50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6.20_{\pm 1.23}$ " calcext:value-type="string">
            <text:p><text:s/>$96.20_{\pm 1.23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6.1920747225831" calcext:value-type="float">
            <text:p>96.19</text:p>
          </table:table-cell>
          <table:table-cell table:style-name="ce25" office:value-type="float" office:value="0.959895207295592" calcext:value-type="float">
            <text:p>0.96</text:p>
          </table:table-cell>
          <table:table-cell table:style-name="ce19" office:value-type="float" office:value="95.5157404570763" calcext:value-type="float">
            <text:p>95.52</text:p>
          </table:table-cell>
          <table:table-cell table:style-name="ce25" office:value-type="float" office:value="1.25330804128303" calcext:value-type="float">
            <text:p>1.25</text:p>
          </table:table-cell>
          <table:table-cell table:style-name="ce19" office:value-type="float" office:value="96.8948946600804" calcext:value-type="float">
            <text:p>96.89</text:p>
          </table:table-cell>
          <table:table-cell table:style-name="ce25" office:value-type="float" office:value="1.35901780236136" calcext:value-type="float">
            <text:p>1.36</text:p>
          </table:table-cell>
          <table:table-cell table:style-name="ce19" office:value-type="float" office:value="96.1920747225831" calcext:value-type="float">
            <text:p>96.19</text:p>
          </table:table-cell>
          <table:table-cell table:style-name="ce34" office:value-type="float" office:value="0.959895207295592" calcext:value-type="float">
            <text:p>0.96</text:p>
          </table:table-cell>
          <table:table-cell table:style-name="ce34"/>
          <table:table-cell table:style-name="ce25" office:value-type="float" office:value="96.8317811251197" calcext:value-type="float">
            <text:p>96.83</text:p>
          </table:table-cell>
          <table:table-cell table:style-name="ce34" office:value-type="float" office:value="1.034380221487" calcext:value-type="float">
            <text:p>1.03</text:p>
          </table:table-cell>
          <table:table-cell table:style-name="ce25" office:value-type="float" office:value="96.1535465988246" calcext:value-type="float">
            <text:p>96.15</text:p>
          </table:table-cell>
          <table:table-cell table:style-name="ce34" office:value-type="float" office:value="1.49154995666854" calcext:value-type="float">
            <text:p>1.49</text:p>
          </table:table-cell>
          <table:table-cell table:style-name="ce25" office:value-type="float" office:value="97.5365962373757" calcext:value-type="float">
            <text:p>97.54</text:p>
          </table:table-cell>
          <table:table-cell table:style-name="ce34" office:value-type="float" office:value="1.21938864968955" calcext:value-type="float">
            <text:p>1.22</text:p>
          </table:table-cell>
          <table:table-cell table:style-name="ce19" office:value-type="float" office:value="96.8317811251197" calcext:value-type="float">
            <text:p>96.83</text:p>
          </table:table-cell>
          <table:table-cell table:style-name="ce34" office:value-type="float" office:value="1.034380221487" calcext:value-type="float">
            <text:p>1.03</text:p>
          </table:table-cell>
          <table:table-cell table:style-name="ce25" table:number-columns-repeated="2"/>
          <table:table-cell table:style-name="ce36"/>
          <table:table-cell table:style-name="ce46" table:formula="of:=IF([.A13]&lt;&gt;&quot;&quot;; [.A13]; &quot;&quot;)" office:value-type="string" office:string-value="Date" calcext:value-type="string">
            <text:p>Date</text:p>
          </table:table-cell>
          <table:table-cell table:style-name="ce121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6.19_{\pm 0.96}$ " calcext:value-type="string">
            <text:p><text:s/>$96.19_{\pm 0.96}$ </text:p>
          </table:table-cell>
          <table:table-cell table:style-name="ce50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5.52_{\pm 1.25}$ " calcext:value-type="string">
            <text:p><text:s/>$95.52_{\pm 1.25}$ </text:p>
          </table:table-cell>
          <table:table-cell table:style-name="ce50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6.89_{\pm 1.36}$ " calcext:value-type="string">
            <text:p><text:s/>$96.89_{\pm 1.36}$ </text:p>
          </table:table-cell>
          <table:table-cell table:style-name="ce121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6.19_{\pm 0.96}$ " calcext:value-type="string">
            <text:p><text:s/>$96.19_{\pm 0.96}$ </text:p>
          </table:table-cell>
          <table:table-cell table:style-name="ce35"/>
          <table:table-cell table:style-name="ce50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6.83_{\pm 1.03}$ " calcext:value-type="string">
            <text:p><text:s/>$96.83_{\pm 1.03}$ </text:p>
          </table:table-cell>
          <table:table-cell table:style-name="ce50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6.15_{\pm 1.49}$ " calcext:value-type="string">
            <text:p><text:s/>$96.15_{\pm 1.49}$ </text:p>
          </table:table-cell>
          <table:table-cell table:style-name="ce50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7.54_{\pm 1.22}$ " calcext:value-type="string">
            <text:p><text:s/>$97.54_{\pm 1.22}$ </text:p>
          </table:table-cell>
          <table:table-cell table:style-name="ce50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6.83_{\pm 1.03}$ " calcext:value-type="string">
            <text:p><text:s/>$96.83_{\pm 1.0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79.9973233165184" calcext:value-type="float">
            <text:p>80.00</text:p>
          </table:table-cell>
          <table:table-cell table:style-name="ce25" office:value-type="float" office:value="11.2248657361701" calcext:value-type="float">
            <text:p>11.22</text:p>
          </table:table-cell>
          <table:table-cell table:style-name="ce19" office:value-type="float" office:value="87.0555555555556" calcext:value-type="float">
            <text:p>87.06</text:p>
          </table:table-cell>
          <table:table-cell table:style-name="ce25" office:value-type="float" office:value="12.881343576882" calcext:value-type="float">
            <text:p>12.88</text:p>
          </table:table-cell>
          <table:table-cell table:style-name="ce19" office:value-type="float" office:value="78.4323176823177" calcext:value-type="float">
            <text:p>78.43</text:p>
          </table:table-cell>
          <table:table-cell table:style-name="ce25" office:value-type="float" office:value="18.7962469383031" calcext:value-type="float">
            <text:p>18.80</text:p>
          </table:table-cell>
          <table:table-cell table:style-name="ce19" office:value-type="float" office:value="79.9973233165184" calcext:value-type="float">
            <text:p>80.00</text:p>
          </table:table-cell>
          <table:table-cell table:style-name="ce34" office:value-type="float" office:value="11.2248657361701" calcext:value-type="float">
            <text:p>11.22</text:p>
          </table:table-cell>
          <table:table-cell table:style-name="ce34"/>
          <table:table-cell table:style-name="ce25" office:value-type="float" office:value="81.9973233165184" calcext:value-type="float">
            <text:p>82.00</text:p>
          </table:table-cell>
          <table:table-cell table:style-name="ce34" office:value-type="float" office:value="11.0457375276155" calcext:value-type="float">
            <text:p>11.05</text:p>
          </table:table-cell>
          <table:table-cell table:style-name="ce25" office:value-type="float" office:value="89.2777777777778" calcext:value-type="float">
            <text:p>89.28</text:p>
          </table:table-cell>
          <table:table-cell table:style-name="ce34" office:value-type="float" office:value="13.0053407832663" calcext:value-type="float">
            <text:p>13.01</text:p>
          </table:table-cell>
          <table:table-cell table:style-name="ce25" office:value-type="float" office:value="80.2504995004995" calcext:value-type="float">
            <text:p>80.25</text:p>
          </table:table-cell>
          <table:table-cell table:style-name="ce34" office:value-type="float" office:value="18.1451783078414" calcext:value-type="float">
            <text:p>18.15</text:p>
          </table:table-cell>
          <table:table-cell table:style-name="ce19" office:value-type="float" office:value="81.9973233165184" calcext:value-type="float">
            <text:p>82.00</text:p>
          </table:table-cell>
          <table:table-cell table:style-name="ce34" office:value-type="float" office:value="11.0457375276155" calcext:value-type="float">
            <text:p>11.05</text:p>
          </table:table-cell>
          <table:table-cell table:style-name="ce25" table:number-columns-repeated="2"/>
          <table:table-cell table:style-name="ce36"/>
          <table:table-cell table:style-name="ce46" table:formula="of:=IF([.A14]&lt;&gt;&quot;&quot;; [.A14]; &quot;&quot;)" office:value-type="string" office:string-value="Time" calcext:value-type="string">
            <text:p>Time</text:p>
          </table:table-cell>
          <table:table-cell table:style-name="ce121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0.00_{\pm 11.22}$ " calcext:value-type="string">
            <text:p><text:s/>$80.00_{\pm 11.22}$ </text:p>
          </table:table-cell>
          <table:table-cell table:style-name="ce50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7.06_{\pm 12.88}$ " calcext:value-type="string">
            <text:p><text:s/>$87.06_{\pm 12.88}$ </text:p>
          </table:table-cell>
          <table:table-cell table:style-name="ce5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78.43_{\pm 18.80}$ " calcext:value-type="string">
            <text:p><text:s/>$78.43_{\pm 18.80}$ </text:p>
          </table:table-cell>
          <table:table-cell table:style-name="ce121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0.00_{\pm 11.22}$ " calcext:value-type="string">
            <text:p><text:s/>$80.00_{\pm 11.22}$ </text:p>
          </table:table-cell>
          <table:table-cell table:style-name="ce35"/>
          <table:table-cell table:style-name="ce50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2.00_{\pm 11.05}$ " calcext:value-type="string">
            <text:p><text:s/>$82.00_{\pm 11.05}$ </text:p>
          </table:table-cell>
          <table:table-cell table:style-name="ce5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89.28_{\pm 13.01}$ " calcext:value-type="string">
            <text:p><text:s/>$89.28_{\pm 13.01}$ </text:p>
          </table:table-cell>
          <table:table-cell table:style-name="ce50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80.25_{\pm 18.15}$ " calcext:value-type="string">
            <text:p><text:s/>$80.25_{\pm 18.15}$ </text:p>
          </table:table-cell>
          <table:table-cell table:style-name="ce5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2.00_{\pm 11.05}$ " calcext:value-type="string">
            <text:p><text:s/>$82.00_{\pm 11.0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1.882829571664" calcext:value-type="float">
            <text:p>91.88</text:p>
          </table:table-cell>
          <table:table-cell table:style-name="ce25" office:value-type="float" office:value="5.57988376468689" calcext:value-type="float">
            <text:p>5.58</text:p>
          </table:table-cell>
          <table:table-cell table:style-name="ce19" office:value-type="float" office:value="90.6445749400242" calcext:value-type="float">
            <text:p>90.64</text:p>
          </table:table-cell>
          <table:table-cell table:style-name="ce25" office:value-type="float" office:value="6.58503197830502" calcext:value-type="float">
            <text:p>6.59</text:p>
          </table:table-cell>
          <table:table-cell table:style-name="ce19" office:value-type="float" office:value="93.2840695417678" calcext:value-type="float">
            <text:p>93.28</text:p>
          </table:table-cell>
          <table:table-cell table:style-name="ce25" office:value-type="float" office:value="5.53084355466762" calcext:value-type="float">
            <text:p>5.53</text:p>
          </table:table-cell>
          <table:table-cell table:style-name="ce19" office:value-type="float" office:value="91.882829571664" calcext:value-type="float">
            <text:p>91.88</text:p>
          </table:table-cell>
          <table:table-cell table:style-name="ce34" office:value-type="float" office:value="5.57988376468689" calcext:value-type="float">
            <text:p>5.58</text:p>
          </table:table-cell>
          <table:table-cell table:style-name="ce34"/>
          <table:table-cell table:style-name="ce25" office:value-type="float" office:value="94.2411576700742" calcext:value-type="float">
            <text:p>94.24</text:p>
          </table:table-cell>
          <table:table-cell table:style-name="ce34" office:value-type="float" office:value="2.7216998664854" calcext:value-type="float">
            <text:p>2.72</text:p>
          </table:table-cell>
          <table:table-cell table:style-name="ce25" office:value-type="float" office:value="92.9745280861082" calcext:value-type="float">
            <text:p>92.97</text:p>
          </table:table-cell>
          <table:table-cell table:style-name="ce34" office:value-type="float" office:value="4.61666364315565" calcext:value-type="float">
            <text:p>4.62</text:p>
          </table:table-cell>
          <table:table-cell table:style-name="ce25" office:value-type="float" office:value="95.6715736996672" calcext:value-type="float">
            <text:p>95.67</text:p>
          </table:table-cell>
          <table:table-cell table:style-name="ce34" office:value-type="float" office:value="2.11131319082741" calcext:value-type="float">
            <text:p>2.11</text:p>
          </table:table-cell>
          <table:table-cell table:style-name="ce19" office:value-type="float" office:value="94.2411576700742" calcext:value-type="float">
            <text:p>94.24</text:p>
          </table:table-cell>
          <table:table-cell table:style-name="ce34" office:value-type="float" office:value="2.7216998664854" calcext:value-type="float">
            <text:p>2.72</text:p>
          </table:table-cell>
          <table:table-cell table:style-name="ce25" table:number-columns-repeated="2"/>
          <table:table-cell table:style-name="ce36"/>
          <table:table-cell table:style-name="ce46" table:formula="of:=IF([.A15]&lt;&gt;&quot;&quot;; [.A15]; &quot;&quot;)" office:value-type="string" office:string-value="Duration" calcext:value-type="string">
            <text:p>Duration</text:p>
          </table:table-cell>
          <table:table-cell table:style-name="ce12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1.88_{\pm 5.58}$ " calcext:value-type="string">
            <text:p><text:s/>$91.88_{\pm 5.58}$ </text:p>
          </table:table-cell>
          <table:table-cell table:style-name="ce5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0.64_{\pm 6.59}$ " calcext:value-type="string">
            <text:p><text:s/>$90.64_{\pm 6.59}$ </text:p>
          </table:table-cell>
          <table:table-cell table:style-name="ce50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3.28_{\pm 5.53}$ " calcext:value-type="string">
            <text:p><text:s/>$93.28_{\pm 5.53}$ </text:p>
          </table:table-cell>
          <table:table-cell table:style-name="ce121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1.88_{\pm 5.58}$ " calcext:value-type="string">
            <text:p><text:s/>$91.88_{\pm 5.58}$ </text:p>
          </table:table-cell>
          <table:table-cell table:style-name="ce35"/>
          <table:table-cell table:style-name="ce50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4.24_{\pm 2.72}$ " calcext:value-type="string">
            <text:p><text:s/>$94.24_{\pm 2.72}$ </text:p>
          </table:table-cell>
          <table:table-cell table:style-name="ce50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2.97_{\pm 4.62}$ " calcext:value-type="string">
            <text:p><text:s/>$92.97_{\pm 4.62}$ </text:p>
          </table:table-cell>
          <table:table-cell table:style-name="ce50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5.67_{\pm 2.11}$ " calcext:value-type="string">
            <text:p><text:s/>$95.67_{\pm 2.11}$ </text:p>
          </table:table-cell>
          <table:table-cell table:style-name="ce5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4.24_{\pm 2.72}$ " calcext:value-type="string">
            <text:p><text:s/>$94.24_{\pm 2.7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2.2222222222222" calcext:value-type="float">
            <text:p>62.22</text:p>
          </table:table-cell>
          <table:table-cell table:style-name="ce25" office:value-type="float" office:value="42.5136143771311" calcext:value-type="float">
            <text:p>42.51</text:p>
          </table:table-cell>
          <table:table-cell table:style-name="ce19" office:value-type="float" office:value="63" calcext:value-type="float">
            <text:p>63.00</text:p>
          </table:table-cell>
          <table:table-cell table:style-name="ce25" office:value-type="float" office:value="43.8292140016223" calcext:value-type="float">
            <text:p>43.83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62.2222222222222" calcext:value-type="float">
            <text:p>62.22</text:p>
          </table:table-cell>
          <table:table-cell table:style-name="ce34" office:value-type="float" office:value="42.5136143771311" calcext:value-type="float">
            <text:p>42.51</text:p>
          </table:table-cell>
          <table:table-cell table:style-name="ce34"/>
          <table:table-cell table:style-name="ce25" office:value-type="float" office:value="62.2222222222222" calcext:value-type="float">
            <text:p>62.22</text:p>
          </table:table-cell>
          <table:table-cell table:style-name="ce34" office:value-type="float" office:value="42.5136143771311" calcext:value-type="float">
            <text:p>42.51</text:p>
          </table:table-cell>
          <table:table-cell table:style-name="ce25" office:value-type="float" office:value="63" calcext:value-type="float">
            <text:p>63.00</text:p>
          </table:table-cell>
          <table:table-cell table:style-name="ce34" office:value-type="float" office:value="43.8292140016223" calcext:value-type="float">
            <text:p>43.83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19" office:value-type="float" office:value="62.2222222222222" calcext:value-type="float">
            <text:p>62.22</text:p>
          </table:table-cell>
          <table:table-cell table:style-name="ce34" office:value-type="float" office:value="42.5136143771311" calcext:value-type="float">
            <text:p>42.51</text:p>
          </table:table-cell>
          <table:table-cell table:style-name="ce25"/>
          <table:table-cell table:style-name="ce93" table:number-columns-repeated="2"/>
          <table:table-cell table:style-name="ce45" table:formula="of:=IF([.A16]&lt;&gt;&quot;&quot;; [.A16]; &quot;&quot;)" office:value-type="string" office:string-value="Set" calcext:value-type="string">
            <text:p>Set</text:p>
          </table:table-cell>
          <table:table-cell table:style-name="ce36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2.22_{\pm 42.51}$ " calcext:value-type="string">
            <text:p><text:s/>$62.22_{\pm 42.51}$ </text:p>
          </table:table-cell>
          <table:table-cell table:style-name="ce50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63.00_{\pm 43.83}$ " calcext:value-type="string">
            <text:p><text:s/>$63.00_{\pm 43.83}$ </text:p>
          </table:table-cell>
          <table:table-cell table:style-name="ce50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121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2.22_{\pm 42.51}$ " calcext:value-type="string">
            <text:p><text:s/>$62.22_{\pm 42.51}$ </text:p>
          </table:table-cell>
          <table:table-cell table:style-name="ce52"/>
          <table:table-cell table:style-name="ce50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2.22_{\pm 42.51}$ " calcext:value-type="string">
            <text:p><text:s/>$62.22_{\pm 42.51}$ </text:p>
          </table:table-cell>
          <table:table-cell table:style-name="ce50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63.00_{\pm 43.83}$ " calcext:value-type="string">
            <text:p><text:s/>$63.00_{\pm 43.83}$ </text:p>
          </table:table-cell>
          <table:table-cell table:style-name="ce50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2.22_{\pm 42.51}$ " calcext:value-type="string">
            <text:p><text:s/>$62.22_{\pm 42.5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17]&lt;&gt;&quot;&quot;; [.A17]; &quot;&quot;)">
            <text:p/>
          </table:table-cell>
          <table:table-cell table:style-name="ce24"/>
          <table:table-cell table:style-name="ce49" table:number-columns-repeated="2"/>
          <table:table-cell table:style-name="ce24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35"/>
          <table:table-cell table:style-name="ce49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49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49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49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AQUAINT</text:p>
          </table:table-cell>
          <table:table-cell table:style-name="ce19" office:value-type="float" office:value="83.6907208035749" calcext:value-type="float">
            <text:p>83.69</text:p>
          </table:table-cell>
          <table:table-cell table:style-name="ce25" office:value-type="float" office:value="3.17557235514232" calcext:value-type="float">
            <text:p>3.18</text:p>
          </table:table-cell>
          <table:table-cell table:style-name="ce19" office:value-type="float" office:value="82.3450308040387" calcext:value-type="float">
            <text:p>82.35</text:p>
          </table:table-cell>
          <table:table-cell table:style-name="ce25" office:value-type="float" office:value="4.11237106274081" calcext:value-type="float">
            <text:p>4.11</text:p>
          </table:table-cell>
          <table:table-cell table:style-name="ce19" office:value-type="float" office:value="85.1739648267106" calcext:value-type="float">
            <text:p>85.17</text:p>
          </table:table-cell>
          <table:table-cell table:style-name="ce25" office:value-type="float" office:value="3.27495116265612" calcext:value-type="float">
            <text:p>3.27</text:p>
          </table:table-cell>
          <table:table-cell table:style-name="ce19" office:value-type="float" office:value="79.9397606134215" calcext:value-type="float">
            <text:p>79.94</text:p>
          </table:table-cell>
          <table:table-cell table:style-name="ce34" office:value-type="float" office:value="3.09793194802413" calcext:value-type="float">
            <text:p>3.10</text:p>
          </table:table-cell>
          <table:table-cell table:style-name="ce34"/>
          <table:table-cell table:style-name="ce25" office:value-type="float" office:value="93.7019237957757" calcext:value-type="float">
            <text:p>93.70</text:p>
          </table:table-cell>
          <table:table-cell table:style-name="ce34" office:value-type="float" office:value="2.53473100260634" calcext:value-type="float">
            <text:p>2.53</text:p>
          </table:table-cell>
          <table:table-cell table:style-name="ce25" office:value-type="float" office:value="92.1643930992341" calcext:value-type="float">
            <text:p>92.16</text:p>
          </table:table-cell>
          <table:table-cell table:style-name="ce34" office:value-type="float" office:value="3.05132222122196" calcext:value-type="float">
            <text:p>3.05</text:p>
          </table:table-cell>
          <table:table-cell table:style-name="ce25" office:value-type="float" office:value="95.3949013435963" calcext:value-type="float">
            <text:p>95.39</text:p>
          </table:table-cell>
          <table:table-cell table:style-name="ce34" office:value-type="float" office:value="3.63673652462103" calcext:value-type="float">
            <text:p>3.64</text:p>
          </table:table-cell>
          <table:table-cell table:style-name="ce19" office:value-type="float" office:value="88.473152504259" calcext:value-type="float">
            <text:p>88.47</text:p>
          </table:table-cell>
          <table:table-cell table:style-name="ce34" office:value-type="float" office:value="2.5257451467719" calcext:value-type="float">
            <text:p>2.53</text:p>
          </table:table-cell>
          <table:table-cell table:style-name="ce25" table:number-columns-repeated="2"/>
          <table:table-cell table:style-name="ce36"/>
          <table:table-cell table:style-name="ce44" table:formula="of:=IF([.A18]&lt;&gt;&quot;&quot;; [.A18]; &quot;&quot;)" office:value-type="string" office:string-value="AQUAINT" calcext:value-type="string">
            <text:p>AQUAINT</text:p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3.69_{\pm 3.18}$ " calcext:value-type="string">
            <text:p><text:s/>$83.69_{\pm 3.18}$ </text:p>
          </table:table-cell>
          <table:table-cell table:style-name="ce50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2.35_{\pm 4.11}$ " calcext:value-type="string">
            <text:p><text:s/>$82.35_{\pm 4.11}$ </text:p>
          </table:table-cell>
          <table:table-cell table:style-name="ce50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5.17_{\pm 3.27}$ " calcext:value-type="string">
            <text:p><text:s/>$85.17_{\pm 3.27}$ </text:p>
          </table:table-cell>
          <table:table-cell table:style-name="ce121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79.94_{\pm 3.10}$ " calcext:value-type="string">
            <text:p><text:s/>$79.94_{\pm 3.10}$ </text:p>
          </table:table-cell>
          <table:table-cell table:style-name="ce35"/>
          <table:table-cell table:style-name="ce50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3.70_{\pm 2.53}$ " calcext:value-type="string">
            <text:p><text:s/>$93.70_{\pm 2.53}$ </text:p>
          </table:table-cell>
          <table:table-cell table:style-name="ce50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2.16_{\pm 3.05}$ " calcext:value-type="string">
            <text:p><text:s/>$92.16_{\pm 3.05}$ </text:p>
          </table:table-cell>
          <table:table-cell table:style-name="ce50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5.39_{\pm 3.64}$ " calcext:value-type="string">
            <text:p><text:s/>$95.39_{\pm 3.64}$ </text:p>
          </table:table-cell>
          <table:table-cell table:style-name="ce5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8.47_{\pm 2.53}$ " calcext:value-type="string">
            <text:p><text:s/>$88.47_{\pm 2.5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4.9201245275648" calcext:value-type="float">
            <text:p>84.92</text:p>
          </table:table-cell>
          <table:table-cell table:style-name="ce25" office:value-type="float" office:value="3.39261760459069" calcext:value-type="float">
            <text:p>3.39</text:p>
          </table:table-cell>
          <table:table-cell table:style-name="ce19" office:value-type="float" office:value="83.5127808049087" calcext:value-type="float">
            <text:p>83.51</text:p>
          </table:table-cell>
          <table:table-cell table:style-name="ce25" office:value-type="float" office:value="3.77519284461912" calcext:value-type="float">
            <text:p>3.78</text:p>
          </table:table-cell>
          <table:table-cell table:style-name="ce19" office:value-type="float" office:value="86.5523041760074" calcext:value-type="float">
            <text:p>86.55</text:p>
          </table:table-cell>
          <table:table-cell table:style-name="ce25" office:value-type="float" office:value="4.83932167797232" calcext:value-type="float">
            <text:p>4.84</text:p>
          </table:table-cell>
          <table:table-cell table:style-name="ce19" office:value-type="float" office:value="84.9201245275648" calcext:value-type="float">
            <text:p>84.92</text:p>
          </table:table-cell>
          <table:table-cell table:style-name="ce34" office:value-type="float" office:value="3.39261760459069" calcext:value-type="float">
            <text:p>3.39</text:p>
          </table:table-cell>
          <table:table-cell table:style-name="ce34"/>
          <table:table-cell table:style-name="ce25" office:value-type="float" office:value="91.8057798670236" calcext:value-type="float">
            <text:p>91.81</text:p>
          </table:table-cell>
          <table:table-cell table:style-name="ce34" office:value-type="float" office:value="2.05984313399295" calcext:value-type="float">
            <text:p>2.06</text:p>
          </table:table-cell>
          <table:table-cell table:style-name="ce25" office:value-type="float" office:value="90.2822610978784" calcext:value-type="float">
            <text:p>90.28</text:p>
          </table:table-cell>
          <table:table-cell table:style-name="ce34" office:value-type="float" office:value="2.6626440472573" calcext:value-type="float">
            <text:p>2.66</text:p>
          </table:table-cell>
          <table:table-cell table:style-name="ce25" office:value-type="float" office:value="93.5725410694551" calcext:value-type="float">
            <text:p>93.57</text:p>
          </table:table-cell>
          <table:table-cell table:style-name="ce34" office:value-type="float" office:value="4.2999505141643" calcext:value-type="float">
            <text:p>4.30</text:p>
          </table:table-cell>
          <table:table-cell table:style-name="ce19" office:value-type="float" office:value="91.8057798670236" calcext:value-type="float">
            <text:p>91.81</text:p>
          </table:table-cell>
          <table:table-cell table:style-name="ce34" office:value-type="float" office:value="2.05984313399295" calcext:value-type="float">
            <text:p>2.06</text:p>
          </table:table-cell>
          <table:table-cell table:style-name="ce25" table:number-columns-repeated="2"/>
          <table:table-cell table:style-name="ce36"/>
          <table:table-cell table:style-name="ce46" table:formula="of:=IF([.A19]&lt;&gt;&quot;&quot;; [.A19]; &quot;&quot;)" office:value-type="string" office:string-value="Date" calcext:value-type="string">
            <text:p>Date</text:p>
          </table:table-cell>
          <table:table-cell table:style-name="ce121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4.92_{\pm 3.39}$ " calcext:value-type="string">
            <text:p><text:s/>$84.92_{\pm 3.39}$ </text:p>
          </table:table-cell>
          <table:table-cell table:style-name="ce50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3.51_{\pm 3.78}$ " calcext:value-type="string">
            <text:p><text:s/>$83.51_{\pm 3.78}$ </text:p>
          </table:table-cell>
          <table:table-cell table:style-name="ce50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6.55_{\pm 4.84}$ " calcext:value-type="string">
            <text:p><text:s/>$86.55_{\pm 4.84}$ </text:p>
          </table:table-cell>
          <table:table-cell table:style-name="ce121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4.92_{\pm 3.39}$ " calcext:value-type="string">
            <text:p><text:s/>$84.92_{\pm 3.39}$ </text:p>
          </table:table-cell>
          <table:table-cell table:style-name="ce35"/>
          <table:table-cell table:style-name="ce50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1.81_{\pm 2.06}$ " calcext:value-type="string">
            <text:p><text:s/>$91.81_{\pm 2.06}$ </text:p>
          </table:table-cell>
          <table:table-cell table:style-name="ce50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0.28_{\pm 2.66}$ " calcext:value-type="string">
            <text:p><text:s/>$90.28_{\pm 2.66}$ </text:p>
          </table:table-cell>
          <table:table-cell table:style-name="ce50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3.57_{\pm 4.30}$ " calcext:value-type="string">
            <text:p><text:s/>$93.57_{\pm 4.30}$ </text:p>
          </table:table-cell>
          <table:table-cell table:style-name="ce5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1.81_{\pm 2.06}$ " calcext:value-type="string">
            <text:p><text:s/>$91.81_{\pm 2.0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29" calcext:value-type="float">
            <text:p>29.00</text:p>
          </table:table-cell>
          <table:table-cell table:style-name="ce25" office:value-type="float" office:value="39.6106046406767" calcext:value-type="float">
            <text:p>39.61</text:p>
          </table:table-cell>
          <table:table-cell table:style-name="ce19" office:value-type="float" office:value="35" calcext:value-type="float">
            <text:p>3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25" office:value-type="float" office:value="38.873012632302" calcext:value-type="float">
            <text:p>38.87</text:p>
          </table:table-cell>
          <table:table-cell table:style-name="ce19" office:value-type="float" office:value="29" calcext:value-type="float">
            <text:p>29.00</text:p>
          </table:table-cell>
          <table:table-cell table:style-name="ce34" office:value-type="float" office:value="39.6106046406767" calcext:value-type="float">
            <text:p>39.61</text:p>
          </table:table-cell>
          <table:table-cell table:style-name="ce34"/>
          <table:table-cell table:style-name="ce25" office:value-type="float" office:value="35.6666666666667" calcext:value-type="float">
            <text:p>35.67</text:p>
          </table:table-cell>
          <table:table-cell table:style-name="ce34" office:value-type="float" office:value="39.7785536857907" calcext:value-type="float">
            <text:p>39.78</text:p>
          </table:table-cell>
          <table:table-cell table:style-name="ce25" office:value-type="float" office:value="40" calcext:value-type="float">
            <text:p>40.00</text:p>
          </table:table-cell>
          <table:table-cell table:style-name="ce34" office:value-type="float" office:value="43.5889894354067" calcext:value-type="float">
            <text:p>43.59</text:p>
          </table:table-cell>
          <table:table-cell table:style-name="ce25" office:value-type="float" office:value="36.6666666666667" calcext:value-type="float">
            <text:p>36.67</text:p>
          </table:table-cell>
          <table:table-cell table:style-name="ce34" office:value-type="float" office:value="43.3333333333333" calcext:value-type="float">
            <text:p>43.33</text:p>
          </table:table-cell>
          <table:table-cell table:style-name="ce19" office:value-type="float" office:value="35.6666666666667" calcext:value-type="float">
            <text:p>35.67</text:p>
          </table:table-cell>
          <table:table-cell table:style-name="ce34" office:value-type="float" office:value="39.7785536857907" calcext:value-type="float">
            <text:p>39.78</text:p>
          </table:table-cell>
          <table:table-cell table:style-name="ce25" table:number-columns-repeated="2"/>
          <table:table-cell table:style-name="ce36"/>
          <table:table-cell table:style-name="ce46" table:formula="of:=IF([.A20]&lt;&gt;&quot;&quot;; [.A20]; &quot;&quot;)" office:value-type="string" office:string-value="Time" calcext:value-type="string">
            <text:p>Time</text:p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29.00_{\pm 39.61}$ " calcext:value-type="string">
            <text:p><text:s/>$29.00_{\pm 39.61}$ </text:p>
          </table:table-cell>
          <table:table-cell table:style-name="ce50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35.00_{\pm 45.00}$ " calcext:value-type="string">
            <text:p><text:s/>$35.00_{\pm 45.00}$ </text:p>
          </table:table-cell>
          <table:table-cell table:style-name="ce50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26.67_{\pm 38.87}$ " calcext:value-type="string">
            <text:p><text:s/>$26.67_{\pm 38.87}$ </text:p>
          </table:table-cell>
          <table:table-cell table:style-name="ce121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29.00_{\pm 39.61}$ " calcext:value-type="string">
            <text:p><text:s/>$29.00_{\pm 39.61}$ </text:p>
          </table:table-cell>
          <table:table-cell table:style-name="ce35"/>
          <table:table-cell table:style-name="ce50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35.67_{\pm 39.78}$ " calcext:value-type="string">
            <text:p><text:s/>$35.67_{\pm 39.78}$ </text:p>
          </table:table-cell>
          <table:table-cell table:style-name="ce50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40.00_{\pm 43.59}$ " calcext:value-type="string">
            <text:p><text:s/>$40.00_{\pm 43.59}$ </text:p>
          </table:table-cell>
          <table:table-cell table:style-name="ce50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36.67_{\pm 43.33}$ " calcext:value-type="string">
            <text:p><text:s/>$36.67_{\pm 43.33}$ </text:p>
          </table:table-cell>
          <table:table-cell table:style-name="ce50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35.67_{\pm 39.78}$ " calcext:value-type="string">
            <text:p><text:s/>$35.67_{\pm 39.7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59.3068922987529" calcext:value-type="float">
            <text:p>59.31</text:p>
          </table:table-cell>
          <table:table-cell table:style-name="ce25" office:value-type="float" office:value="15.2292147726687" calcext:value-type="float">
            <text:p>15.23</text:p>
          </table:table-cell>
          <table:table-cell table:style-name="ce19" office:value-type="float" office:value="60.1771839271839" calcext:value-type="float">
            <text:p>60.18</text:p>
          </table:table-cell>
          <table:table-cell table:style-name="ce25" office:value-type="float" office:value="17.3135628705759" calcext:value-type="float">
            <text:p>17.31</text:p>
          </table:table-cell>
          <table:table-cell table:style-name="ce19" office:value-type="float" office:value="59.7881562881563" calcext:value-type="float">
            <text:p>59.79</text:p>
          </table:table-cell>
          <table:table-cell table:style-name="ce25" office:value-type="float" office:value="16.2055728382331" calcext:value-type="float">
            <text:p>16.21</text:p>
          </table:table-cell>
          <table:table-cell table:style-name="ce19" office:value-type="float" office:value="59.3068922987529" calcext:value-type="float">
            <text:p>59.31</text:p>
          </table:table-cell>
          <table:table-cell table:style-name="ce34" office:value-type="float" office:value="15.2292147726687" calcext:value-type="float">
            <text:p>15.23</text:p>
          </table:table-cell>
          <table:table-cell table:style-name="ce34"/>
          <table:table-cell table:style-name="ce25" office:value-type="float" office:value="75.9564544530339" calcext:value-type="float">
            <text:p>75.96</text:p>
          </table:table-cell>
          <table:table-cell table:style-name="ce34" office:value-type="float" office:value="13.0188133819026" calcext:value-type="float">
            <text:p>13.02</text:p>
          </table:table-cell>
          <table:table-cell table:style-name="ce25" office:value-type="float" office:value="77.008436008436" calcext:value-type="float">
            <text:p>77.01</text:p>
          </table:table-cell>
          <table:table-cell table:style-name="ce34" office:value-type="float" office:value="15.9472577520568" calcext:value-type="float">
            <text:p>15.95</text:p>
          </table:table-cell>
          <table:table-cell table:style-name="ce25" office:value-type="float" office:value="76.5286935286935" calcext:value-type="float">
            <text:p>76.53</text:p>
          </table:table-cell>
          <table:table-cell table:style-name="ce34" office:value-type="float" office:value="14.5145135953362" calcext:value-type="float">
            <text:p>14.51</text:p>
          </table:table-cell>
          <table:table-cell table:style-name="ce19" office:value-type="float" office:value="75.9564544530339" calcext:value-type="float">
            <text:p>75.96</text:p>
          </table:table-cell>
          <table:table-cell table:style-name="ce34" office:value-type="float" office:value="13.0188133819026" calcext:value-type="float">
            <text:p>13.02</text:p>
          </table:table-cell>
          <table:table-cell table:style-name="ce25" table:number-columns-repeated="2"/>
          <table:table-cell table:style-name="ce36"/>
          <table:table-cell table:style-name="ce46" table:formula="of:=IF([.A21]&lt;&gt;&quot;&quot;; [.A21]; &quot;&quot;)" office:value-type="string" office:string-value="Duration" calcext:value-type="string">
            <text:p>Duration</text:p>
          </table:table-cell>
          <table:table-cell table:style-name="ce121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59.31_{\pm 15.23}$ " calcext:value-type="string">
            <text:p><text:s/>$59.31_{\pm 15.23}$ </text:p>
          </table:table-cell>
          <table:table-cell table:style-name="ce50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60.18_{\pm 17.31}$ " calcext:value-type="string">
            <text:p><text:s/>$60.18_{\pm 17.31}$ </text:p>
          </table:table-cell>
          <table:table-cell table:style-name="ce50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59.79_{\pm 16.21}$ " calcext:value-type="string">
            <text:p><text:s/>$59.79_{\pm 16.21}$ </text:p>
          </table:table-cell>
          <table:table-cell table:style-name="ce121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59.31_{\pm 15.23}$ " calcext:value-type="string">
            <text:p><text:s/>$59.31_{\pm 15.23}$ </text:p>
          </table:table-cell>
          <table:table-cell table:style-name="ce35"/>
          <table:table-cell table:style-name="ce50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75.96_{\pm 13.02}$ " calcext:value-type="string">
            <text:p><text:s/>$75.96_{\pm 13.02}$ </text:p>
          </table:table-cell>
          <table:table-cell table:style-name="ce50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77.01_{\pm 15.95}$ " calcext:value-type="string">
            <text:p><text:s/>$77.01_{\pm 15.95}$ </text:p>
          </table:table-cell>
          <table:table-cell table:style-name="ce50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6.53_{\pm 14.51}$ " calcext:value-type="string">
            <text:p><text:s/>$76.53_{\pm 14.51}$ </text:p>
          </table:table-cell>
          <table:table-cell table:style-name="ce50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75.96_{\pm 13.02}$ " calcext:value-type="string">
            <text:p><text:s/>$75.96_{\pm 13.0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7.5714285714286" calcext:value-type="float">
            <text:p>57.57</text:p>
          </table:table-cell>
          <table:table-cell table:style-name="ce25" office:value-type="float" office:value="37.2260667456485" calcext:value-type="float">
            <text:p>37.23</text:p>
          </table:table-cell>
          <table:table-cell table:style-name="ce19" office:value-type="float" office:value="63.3333333333333" calcext:value-type="float">
            <text:p>63.33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54.1666666666667" calcext:value-type="float">
            <text:p>54.17</text:p>
          </table:table-cell>
          <table:table-cell table:style-name="ce25" office:value-type="float" office:value="36.7517951186666" calcext:value-type="float">
            <text:p>36.75</text:p>
          </table:table-cell>
          <table:table-cell table:style-name="ce19" office:value-type="float" office:value="57.5714285714286" calcext:value-type="float">
            <text:p>57.57</text:p>
          </table:table-cell>
          <table:table-cell table:style-name="ce34" office:value-type="float" office:value="37.2260667456485" calcext:value-type="float">
            <text:p>37.23</text:p>
          </table:table-cell>
          <table:table-cell table:style-name="ce34"/>
          <table:table-cell table:style-name="ce25" office:value-type="float" office:value="64.9047619047619" calcext:value-type="float">
            <text:p>64.90</text:p>
          </table:table-cell>
          <table:table-cell table:style-name="ce34" office:value-type="float" office:value="36.0687489182267" calcext:value-type="float">
            <text:p>36.07</text:p>
          </table:table-cell>
          <table:table-cell table:style-name="ce25" office:value-type="float" office:value="71.6666666666667" calcext:value-type="float">
            <text:p>71.67</text:p>
          </table:table-cell>
          <table:table-cell table:style-name="ce34" office:value-type="float" office:value="39.47573094109" calcext:value-type="float">
            <text:p>39.48</text:p>
          </table:table-cell>
          <table:table-cell table:style-name="ce25" office:value-type="float" office:value="60.8333333333333" calcext:value-type="float">
            <text:p>60.83</text:p>
          </table:table-cell>
          <table:table-cell table:style-name="ce34" office:value-type="float" office:value="35.3651586232049" calcext:value-type="float">
            <text:p>35.37</text:p>
          </table:table-cell>
          <table:table-cell table:style-name="ce19" office:value-type="float" office:value="64.9047619047619" calcext:value-type="float">
            <text:p>64.90</text:p>
          </table:table-cell>
          <table:table-cell table:style-name="ce34" office:value-type="float" office:value="36.0687489182267" calcext:value-type="float">
            <text:p>36.07</text:p>
          </table:table-cell>
          <table:table-cell table:style-name="ce25"/>
          <table:table-cell table:style-name="ce93" table:number-columns-repeated="2"/>
          <table:table-cell table:style-name="ce45" table:formula="of:=IF([.A22]&lt;&gt;&quot;&quot;; [.A22]; &quot;&quot;)" office:value-type="string" office:string-value="Set" calcext:value-type="string">
            <text:p>Set</text:p>
          </table:table-cell>
          <table:table-cell table:style-name="ce36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57.57_{\pm 37.23}$ " calcext:value-type="string">
            <text:p><text:s/>$57.57_{\pm 37.23}$ </text:p>
          </table:table-cell>
          <table:table-cell table:style-name="ce50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63.33_{\pm 40.00}$ " calcext:value-type="string">
            <text:p><text:s/>$63.33_{\pm 40.00}$ </text:p>
          </table:table-cell>
          <table:table-cell table:style-name="ce50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54.17_{\pm 36.75}$ " calcext:value-type="string">
            <text:p><text:s/>$54.17_{\pm 36.75}$ </text:p>
          </table:table-cell>
          <table:table-cell table:style-name="ce121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57.57_{\pm 37.23}$ " calcext:value-type="string">
            <text:p><text:s/>$57.57_{\pm 37.23}$ </text:p>
          </table:table-cell>
          <table:table-cell table:style-name="ce52"/>
          <table:table-cell table:style-name="ce50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64.90_{\pm 36.07}$ " calcext:value-type="string">
            <text:p><text:s/>$64.90_{\pm 36.07}$ </text:p>
          </table:table-cell>
          <table:table-cell table:style-name="ce50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71.67_{\pm 39.48}$ " calcext:value-type="string">
            <text:p><text:s/>$71.67_{\pm 39.48}$ </text:p>
          </table:table-cell>
          <table:table-cell table:style-name="ce50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60.83_{\pm 35.37}$ " calcext:value-type="string">
            <text:p><text:s/>$60.83_{\pm 35.37}$ </text:p>
          </table:table-cell>
          <table:table-cell table:style-name="ce5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64.90_{\pm 36.07}$ " calcext:value-type="string">
            <text:p><text:s/>$64.90_{\pm 36.0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3]&lt;&gt;&quot;&quot;; [.A23]; &quot;&quot;)">
            <text:p/>
          </table:table-cell>
          <table:table-cell table:style-name="ce24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49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49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24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35"/>
          <table:table-cell table:style-name="ce49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49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49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49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Fullpate</text:p>
          </table:table-cell>
          <table:table-cell table:style-name="ce19" office:value-type="float" office:value="96.3357593107568" calcext:value-type="float">
            <text:p>96.34</text:p>
          </table:table-cell>
          <table:table-cell table:style-name="ce25" office:value-type="float" office:value="1.38042399899346" calcext:value-type="float">
            <text:p>1.38</text:p>
          </table:table-cell>
          <table:table-cell table:style-name="ce19" office:value-type="float" office:value="96.4541349536226" calcext:value-type="float">
            <text:p>96.45</text:p>
          </table:table-cell>
          <table:table-cell table:style-name="ce25" office:value-type="float" office:value="1.63016590139537" calcext:value-type="float">
            <text:p>1.63</text:p>
          </table:table-cell>
          <table:table-cell table:style-name="ce19" office:value-type="float" office:value="96.222219927612" calcext:value-type="float">
            <text:p>96.22</text:p>
          </table:table-cell>
          <table:table-cell table:style-name="ce25" office:value-type="float" office:value="1.26301697428223" calcext:value-type="float">
            <text:p>1.26</text:p>
          </table:table-cell>
          <table:table-cell table:style-name="ce19" office:value-type="float" office:value="95.7970618604294" calcext:value-type="float">
            <text:p>95.80</text:p>
          </table:table-cell>
          <table:table-cell table:style-name="ce34" office:value-type="float" office:value="1.53229560508004" calcext:value-type="float">
            <text:p>1.53</text:p>
          </table:table-cell>
          <table:table-cell table:style-name="ce34"/>
          <table:table-cell table:style-name="ce25" office:value-type="float" office:value="99.3276456696369" calcext:value-type="float">
            <text:p>99.33</text:p>
          </table:table-cell>
          <table:table-cell table:style-name="ce34" office:value-type="float" office:value="0.292826438678332" calcext:value-type="float">
            <text:p>0.29</text:p>
          </table:table-cell>
          <table:table-cell table:style-name="ce25" office:value-type="float" office:value="99.4470446220446" calcext:value-type="float">
            <text:p>99.45</text:p>
          </table:table-cell>
          <table:table-cell table:style-name="ce34" office:value-type="float" office:value="0.599811358977239" calcext:value-type="float">
            <text:p>0.60</text:p>
          </table:table-cell>
          <table:table-cell table:style-name="ce25" office:value-type="float" office:value="99.213220985293" calcext:value-type="float">
            <text:p>99.21</text:p>
          </table:table-cell>
          <table:table-cell table:style-name="ce34" office:value-type="float" office:value="0.526608318463836" calcext:value-type="float">
            <text:p>0.53</text:p>
          </table:table-cell>
          <table:table-cell table:style-name="ce19" office:value-type="float" office:value="98.1608308790843" calcext:value-type="float">
            <text:p>98.16</text:p>
          </table:table-cell>
          <table:table-cell table:style-name="ce34" office:value-type="float" office:value="0.910580307309316" calcext:value-type="float">
            <text:p>0.91</text:p>
          </table:table-cell>
          <table:table-cell table:style-name="ce25" table:number-columns-repeated="2"/>
          <table:table-cell table:style-name="ce36"/>
          <table:table-cell table:style-name="ce44" table:formula="of:=IF([.A24]&lt;&gt;&quot;&quot;; [.A24]; &quot;&quot;)" office:value-type="string" office:string-value="Fullpate" calcext:value-type="string">
            <text:p>Fullpate</text:p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6.34_{\pm 1.38}$ " calcext:value-type="string">
            <text:p><text:s/>$96.34_{\pm 1.38}$ </text:p>
          </table:table-cell>
          <table:table-cell table:style-name="ce50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6.45_{\pm 1.63}$ " calcext:value-type="string">
            <text:p><text:s/>$96.45_{\pm 1.63}$ </text:p>
          </table:table-cell>
          <table:table-cell table:style-name="ce50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96.22_{\pm 1.26}$ " calcext:value-type="string">
            <text:p><text:s/>$96.22_{\pm 1.26}$ </text:p>
          </table:table-cell>
          <table:table-cell table:style-name="ce121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5.80_{\pm 1.53}$ " calcext:value-type="string">
            <text:p><text:s/>$95.80_{\pm 1.53}$ </text:p>
          </table:table-cell>
          <table:table-cell table:style-name="ce35"/>
          <table:table-cell table:style-name="ce50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9.33_{\pm 0.29}$ " calcext:value-type="string">
            <text:p><text:s/>$99.33_{\pm 0.29}$ </text:p>
          </table:table-cell>
          <table:table-cell table:style-name="ce50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9.45_{\pm 0.60}$ " calcext:value-type="string">
            <text:p><text:s/>$99.45_{\pm 0.60}$ </text:p>
          </table:table-cell>
          <table:table-cell table:style-name="ce50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9.21_{\pm 0.53}$ " calcext:value-type="string">
            <text:p><text:s/>$99.21_{\pm 0.53}$ </text:p>
          </table:table-cell>
          <table:table-cell table:style-name="ce50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98.16_{\pm 0.91}$ " calcext:value-type="string">
            <text:p><text:s/>$98.16_{\pm 0.9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5.5907534217532" calcext:value-type="float">
            <text:p>95.59</text:p>
          </table:table-cell>
          <table:table-cell table:style-name="ce25" office:value-type="float" office:value="2.05815788900699" calcext:value-type="float">
            <text:p>2.06</text:p>
          </table:table-cell>
          <table:table-cell table:style-name="ce19" office:value-type="float" office:value="95.5074584911485" calcext:value-type="float">
            <text:p>95.51</text:p>
          </table:table-cell>
          <table:table-cell table:style-name="ce25" office:value-type="float" office:value="2.65747740165014" calcext:value-type="float">
            <text:p>2.66</text:p>
          </table:table-cell>
          <table:table-cell table:style-name="ce19" office:value-type="float" office:value="95.7013765657785" calcext:value-type="float">
            <text:p>95.70</text:p>
          </table:table-cell>
          <table:table-cell table:style-name="ce25" office:value-type="float" office:value="2.00053294304646" calcext:value-type="float">
            <text:p>2.00</text:p>
          </table:table-cell>
          <table:table-cell table:style-name="ce19" office:value-type="float" office:value="95.5907534217532" calcext:value-type="float">
            <text:p>95.59</text:p>
          </table:table-cell>
          <table:table-cell table:style-name="ce34" office:value-type="float" office:value="2.05815788900699" calcext:value-type="float">
            <text:p>2.06</text:p>
          </table:table-cell>
          <table:table-cell table:style-name="ce34"/>
          <table:table-cell table:style-name="ce25" office:value-type="float" office:value="98.54283348657" calcext:value-type="float">
            <text:p>98.54</text:p>
          </table:table-cell>
          <table:table-cell table:style-name="ce34" office:value-type="float" office:value="0.739829617481291" calcext:value-type="float">
            <text:p>0.74</text:p>
          </table:table-cell>
          <table:table-cell table:style-name="ce25" office:value-type="float" office:value="98.4475212814787" calcext:value-type="float">
            <text:p>98.45</text:p>
          </table:table-cell>
          <table:table-cell table:style-name="ce34" office:value-type="float" office:value="1.31985903862838" calcext:value-type="float">
            <text:p>1.32</text:p>
          </table:table-cell>
          <table:table-cell table:style-name="ce25" office:value-type="float" office:value="98.6661789297659" calcext:value-type="float">
            <text:p>98.67</text:p>
          </table:table-cell>
          <table:table-cell table:style-name="ce34" office:value-type="float" office:value="1.43032501736655" calcext:value-type="float">
            <text:p>1.43</text:p>
          </table:table-cell>
          <table:table-cell table:style-name="ce19" office:value-type="float" office:value="98.54283348657" calcext:value-type="float">
            <text:p>98.54</text:p>
          </table:table-cell>
          <table:table-cell table:style-name="ce34" office:value-type="float" office:value="0.739829617481291" calcext:value-type="float">
            <text:p>0.74</text:p>
          </table:table-cell>
          <table:table-cell table:style-name="ce25" table:number-columns-repeated="2"/>
          <table:table-cell table:style-name="ce36"/>
          <table:table-cell table:style-name="ce46" table:formula="of:=IF([.A25]&lt;&gt;&quot;&quot;; [.A25]; &quot;&quot;)" office:value-type="string" office:string-value="Date" calcext:value-type="string">
            <text:p>Date</text:p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95.59_{\pm 2.06}$ " calcext:value-type="string">
            <text:p><text:s/>$95.59_{\pm 2.06}$ </text:p>
          </table:table-cell>
          <table:table-cell table:style-name="ce50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5.51_{\pm 2.66}$ " calcext:value-type="string">
            <text:p><text:s/>$95.51_{\pm 2.66}$ </text:p>
          </table:table-cell>
          <table:table-cell table:style-name="ce50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95.70_{\pm 2.00}$ " calcext:value-type="string">
            <text:p><text:s/>$95.70_{\pm 2.00}$ </text:p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95.59_{\pm 2.06}$ " calcext:value-type="string">
            <text:p><text:s/>$95.59_{\pm 2.06}$ </text:p>
          </table:table-cell>
          <table:table-cell table:style-name="ce35"/>
          <table:table-cell table:style-name="ce50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98.54_{\pm 0.74}$ " calcext:value-type="string">
            <text:p><text:s/>$98.54_{\pm 0.74}$ </text:p>
          </table:table-cell>
          <table:table-cell table:style-name="ce50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8.45_{\pm 1.32}$ " calcext:value-type="string">
            <text:p><text:s/>$98.45_{\pm 1.32}$ </text:p>
          </table:table-cell>
          <table:table-cell table:style-name="ce50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98.67_{\pm 1.43}$ " calcext:value-type="string">
            <text:p><text:s/>$98.67_{\pm 1.43}$ </text:p>
          </table:table-cell>
          <table:table-cell table:style-name="ce50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98.54_{\pm 0.74}$ " calcext:value-type="string">
            <text:p><text:s/>$98.54_{\pm 0.7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5.4462061761101" calcext:value-type="float">
            <text:p>95.45</text:p>
          </table:table-cell>
          <table:table-cell table:style-name="ce25" office:value-type="float" office:value="2.19209877003188" calcext:value-type="float">
            <text:p>2.19</text:p>
          </table:table-cell>
          <table:table-cell table:style-name="ce19" office:value-type="float" office:value="96.355461257923" calcext:value-type="float">
            <text:p>96.36</text:p>
          </table:table-cell>
          <table:table-cell table:style-name="ce25" office:value-type="float" office:value="1.82090837925656" calcext:value-type="float">
            <text:p>1.82</text:p>
          </table:table-cell>
          <table:table-cell table:style-name="ce19" office:value-type="float" office:value="94.5701701661026" calcext:value-type="float">
            <text:p>94.57</text:p>
          </table:table-cell>
          <table:table-cell table:style-name="ce25" office:value-type="float" office:value="2.79275267541295" calcext:value-type="float">
            <text:p>2.79</text:p>
          </table:table-cell>
          <table:table-cell table:style-name="ce19" office:value-type="float" office:value="95.4462061761101" calcext:value-type="float">
            <text:p>95.45</text:p>
          </table:table-cell>
          <table:table-cell table:style-name="ce34" office:value-type="float" office:value="2.19209877003188" calcext:value-type="float">
            <text:p>2.19</text:p>
          </table:table-cell>
          <table:table-cell table:style-name="ce34"/>
          <table:table-cell table:style-name="ce25" office:value-type="float" office:value="97.4429976398607" calcext:value-type="float">
            <text:p>97.44</text:p>
          </table:table-cell>
          <table:table-cell table:style-name="ce34" office:value-type="float" office:value="1.2920303084588" calcext:value-type="float">
            <text:p>1.29</text:p>
          </table:table-cell>
          <table:table-cell table:style-name="ce25" office:value-type="float" office:value="98.3786261724322" calcext:value-type="float">
            <text:p>98.38</text:p>
          </table:table-cell>
          <table:table-cell table:style-name="ce34" office:value-type="float" office:value="1.22915450179595" calcext:value-type="float">
            <text:p>1.23</text:p>
          </table:table-cell>
          <table:table-cell table:style-name="ce25" office:value-type="float" office:value="96.5413169325162" calcext:value-type="float">
            <text:p>96.54</text:p>
          </table:table-cell>
          <table:table-cell table:style-name="ce34" office:value-type="float" office:value="1.8382324393604" calcext:value-type="float">
            <text:p>1.84</text:p>
          </table:table-cell>
          <table:table-cell table:style-name="ce19" office:value-type="float" office:value="97.4429976398607" calcext:value-type="float">
            <text:p>97.44</text:p>
          </table:table-cell>
          <table:table-cell table:style-name="ce34" office:value-type="float" office:value="1.2920303084588" calcext:value-type="float">
            <text:p>1.29</text:p>
          </table:table-cell>
          <table:table-cell table:style-name="ce25" table:number-columns-repeated="2"/>
          <table:table-cell table:style-name="ce36"/>
          <table:table-cell table:style-name="ce46" table:formula="of:=IF([.A26]&lt;&gt;&quot;&quot;; [.A26]; &quot;&quot;)" office:value-type="string" office:string-value="Time" calcext:value-type="string">
            <text:p>Time</text:p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5.45_{\pm 2.19}$ " calcext:value-type="string">
            <text:p><text:s/>$95.45_{\pm 2.19}$ </text:p>
          </table:table-cell>
          <table:table-cell table:style-name="ce50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6.36_{\pm 1.82}$ " calcext:value-type="string">
            <text:p><text:s/>$96.36_{\pm 1.82}$ </text:p>
          </table:table-cell>
          <table:table-cell table:style-name="ce50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4.57_{\pm 2.79}$ " calcext:value-type="string">
            <text:p><text:s/>$94.57_{\pm 2.79}$ </text:p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5.45_{\pm 2.19}$ " calcext:value-type="string">
            <text:p><text:s/>$95.45_{\pm 2.19}$ </text:p>
          </table:table-cell>
          <table:table-cell table:style-name="ce35"/>
          <table:table-cell table:style-name="ce50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7.44_{\pm 1.29}$ " calcext:value-type="string">
            <text:p><text:s/>$97.44_{\pm 1.29}$ </text:p>
          </table:table-cell>
          <table:table-cell table:style-name="ce50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8.38_{\pm 1.23}$ " calcext:value-type="string">
            <text:p><text:s/>$98.38_{\pm 1.23}$ </text:p>
          </table:table-cell>
          <table:table-cell table:style-name="ce50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6.54_{\pm 1.84}$ " calcext:value-type="string">
            <text:p><text:s/>$96.54_{\pm 1.84}$ </text:p>
          </table:table-cell>
          <table:table-cell table:style-name="ce5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7.44_{\pm 1.29}$ " calcext:value-type="string">
            <text:p><text:s/>$97.44_{\pm 1.2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8.2110579479001" calcext:value-type="float">
            <text:p>98.21</text:p>
          </table:table-cell>
          <table:table-cell table:style-name="ce25" office:value-type="float" office:value="2.09734797023403" calcext:value-type="float">
            <text:p>2.10</text:p>
          </table:table-cell>
          <table:table-cell table:style-name="ce19" office:value-type="float" office:value="96.9243505182393" calcext:value-type="float">
            <text:p>96.92</text:p>
          </table:table-cell>
          <table:table-cell table:style-name="ce25" office:value-type="float" office:value="4.11962127579907" calcext:value-type="float">
            <text:p>4.12</text:p>
          </table:table-cell>
          <table:table-cell table:style-name="ce19" office:value-type="float" office:value="99.6428571428571" calcext:value-type="float">
            <text:p>99.64</text:p>
          </table:table-cell>
          <table:table-cell table:style-name="ce25" office:value-type="float" office:value="1.07142857142857" calcext:value-type="float">
            <text:p>1.07</text:p>
          </table:table-cell>
          <table:table-cell table:style-name="ce19" office:value-type="float" office:value="98.2110579479001" calcext:value-type="float">
            <text:p>98.21</text:p>
          </table:table-cell>
          <table:table-cell table:style-name="ce34" office:value-type="float" office:value="2.09734797023403" calcext:value-type="float">
            <text:p>2.10</text:p>
          </table:table-cell>
          <table:table-cell table:style-name="ce34"/>
          <table:table-cell table:style-name="ce25" office:value-type="float" office:value="98.2110579479001" calcext:value-type="float">
            <text:p>98.21</text:p>
          </table:table-cell>
          <table:table-cell table:style-name="ce34" office:value-type="float" office:value="2.09734797023403" calcext:value-type="float">
            <text:p>2.10</text:p>
          </table:table-cell>
          <table:table-cell table:style-name="ce25" office:value-type="float" office:value="96.9243505182393" calcext:value-type="float">
            <text:p>96.92</text:p>
          </table:table-cell>
          <table:table-cell table:style-name="ce34" office:value-type="float" office:value="4.11962127579907" calcext:value-type="float">
            <text:p>4.12</text:p>
          </table:table-cell>
          <table:table-cell table:style-name="ce25" office:value-type="float" office:value="99.6428571428571" calcext:value-type="float">
            <text:p>99.64</text:p>
          </table:table-cell>
          <table:table-cell table:style-name="ce34" office:value-type="float" office:value="1.07142857142857" calcext:value-type="float">
            <text:p>1.07</text:p>
          </table:table-cell>
          <table:table-cell table:style-name="ce19" office:value-type="float" office:value="98.2110579479001" calcext:value-type="float">
            <text:p>98.21</text:p>
          </table:table-cell>
          <table:table-cell table:style-name="ce34" office:value-type="float" office:value="2.09734797023403" calcext:value-type="float">
            <text:p>2.10</text:p>
          </table:table-cell>
          <table:table-cell table:style-name="ce25" table:number-columns-repeated="2"/>
          <table:table-cell table:style-name="ce36"/>
          <table:table-cell table:style-name="ce46" table:formula="of:=IF([.A27]&lt;&gt;&quot;&quot;; [.A27]; &quot;&quot;)" office:value-type="string" office:string-value="Duration" calcext:value-type="string">
            <text:p>Duration</text:p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8.21_{\pm 2.10}$ " calcext:value-type="string">
            <text:p><text:s/>$98.21_{\pm 2.10}$ </text:p>
          </table:table-cell>
          <table:table-cell table:style-name="ce50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6.92_{\pm 4.12}$ " calcext:value-type="string">
            <text:p><text:s/>$96.92_{\pm 4.12}$ </text:p>
          </table:table-cell>
          <table:table-cell table:style-name="ce50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9.64_{\pm 1.07}$ " calcext:value-type="string">
            <text:p><text:s/>$99.64_{\pm 1.07}$ </text:p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8.21_{\pm 2.10}$ " calcext:value-type="string">
            <text:p><text:s/>$98.21_{\pm 2.10}$ </text:p>
          </table:table-cell>
          <table:table-cell table:style-name="ce35"/>
          <table:table-cell table:style-name="ce50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21_{\pm 2.10}$ " calcext:value-type="string">
            <text:p><text:s/>$98.21_{\pm 2.10}$ </text:p>
          </table:table-cell>
          <table:table-cell table:style-name="ce50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6.92_{\pm 4.12}$ " calcext:value-type="string">
            <text:p><text:s/>$96.92_{\pm 4.12}$ </text:p>
          </table:table-cell>
          <table:table-cell table:style-name="ce50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99.64_{\pm 1.07}$ " calcext:value-type="string">
            <text:p><text:s/>$99.64_{\pm 1.07}$ </text:p>
          </table:table-cell>
          <table:table-cell table:style-name="ce5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8.21_{\pm 2.10}$ " calcext:value-type="string">
            <text:p><text:s/>$98.21_{\pm 2.1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94.6666666666667" calcext:value-type="float">
            <text:p>94.67</text:p>
          </table:table-cell>
          <table:table-cell table:style-name="ce25" office:value-type="float" office:value="11.0754984838908" calcext:value-type="float">
            <text:p>11.08</text:p>
          </table:table-cell>
          <table:table-cell table:style-name="ce19" office:value-type="float" office:value="95" calcext:value-type="float">
            <text:p>95.00</text:p>
          </table:table-cell>
          <table:table-cell table:style-name="ce25" office:value-type="float" office:value="15" calcext:value-type="float">
            <text:p>15.00</text:p>
          </table:table-cell>
          <table:table-cell table:style-name="ce19" office:value-type="float" office:value="96.6666666666667" calcext:value-type="float">
            <text:p>96.67</text:p>
          </table:table-cell>
          <table:table-cell table:style-name="ce25" office:value-type="float" office:value="10" calcext:value-type="float">
            <text:p>10.00</text:p>
          </table:table-cell>
          <table:table-cell table:style-name="ce19" office:value-type="float" office:value="94.6666666666667" calcext:value-type="float">
            <text:p>94.67</text:p>
          </table:table-cell>
          <table:table-cell table:style-name="ce34" office:value-type="float" office:value="11.0754984838908" calcext:value-type="float">
            <text:p>11.08</text:p>
          </table:table-cell>
          <table:table-cell table:style-name="ce34"/>
          <table:table-cell table:style-name="ce25" office:value-type="float" office:value="94.6666666666667" calcext:value-type="float">
            <text:p>94.67</text:p>
          </table:table-cell>
          <table:table-cell table:style-name="ce34" office:value-type="float" office:value="11.0754984838908" calcext:value-type="float">
            <text:p>11.08</text:p>
          </table:table-cell>
          <table:table-cell table:style-name="ce25" office:value-type="float" office:value="95" calcext:value-type="float">
            <text:p>95.00</text:p>
          </table:table-cell>
          <table:table-cell table:style-name="ce34" office:value-type="float" office:value="15" calcext:value-type="float">
            <text:p>15.00</text:p>
          </table:table-cell>
          <table:table-cell table:style-name="ce25" office:value-type="float" office:value="96.6666666666667" calcext:value-type="float">
            <text:p>96.67</text:p>
          </table:table-cell>
          <table:table-cell table:style-name="ce34" office:value-type="float" office:value="10" calcext:value-type="float">
            <text:p>10.00</text:p>
          </table:table-cell>
          <table:table-cell table:style-name="ce19" office:value-type="float" office:value="94.6666666666667" calcext:value-type="float">
            <text:p>94.67</text:p>
          </table:table-cell>
          <table:table-cell table:style-name="ce34" office:value-type="float" office:value="11.0754984838908" calcext:value-type="float">
            <text:p>11.08</text:p>
          </table:table-cell>
          <table:table-cell table:style-name="ce25"/>
          <table:table-cell table:style-name="ce93" table:number-columns-repeated="2"/>
          <table:table-cell table:style-name="ce45" table:formula="of:=IF([.A28]&lt;&gt;&quot;&quot;; [.A28]; &quot;&quot;)" office:value-type="string" office:string-value="Set" calcext:value-type="string">
            <text:p>Set</text:p>
          </table:table-cell>
          <table:table-cell table:style-name="ce36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94.67_{\pm 11.08}$ " calcext:value-type="string">
            <text:p><text:s/>$94.67_{\pm 11.08}$ </text:p>
          </table:table-cell>
          <table:table-cell table:style-name="ce50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95.00_{\pm 15.00}$ " calcext:value-type="string">
            <text:p><text:s/>$95.00_{\pm 15.00}$ </text:p>
          </table:table-cell>
          <table:table-cell table:style-name="ce50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96.67_{\pm 10.00}$ " calcext:value-type="string">
            <text:p><text:s/>$96.67_{\pm 10.00}$ </text:p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94.67_{\pm 11.08}$ " calcext:value-type="string">
            <text:p><text:s/>$94.67_{\pm 11.08}$ </text:p>
          </table:table-cell>
          <table:table-cell table:style-name="ce52"/>
          <table:table-cell table:style-name="ce50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94.67_{\pm 11.08}$ " calcext:value-type="string">
            <text:p><text:s/>$94.67_{\pm 11.08}$ </text:p>
          </table:table-cell>
          <table:table-cell table:style-name="ce50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95.00_{\pm 15.00}$ " calcext:value-type="string">
            <text:p><text:s/>$95.00_{\pm 15.00}$ </text:p>
          </table:table-cell>
          <table:table-cell table:style-name="ce50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96.67_{\pm 10.00}$ " calcext:value-type="string">
            <text:p><text:s/>$96.67_{\pm 10.00}$ </text:p>
          </table:table-cell>
          <table:table-cell table:style-name="ce50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94.67_{\pm 11.08}$ " calcext:value-type="string">
            <text:p><text:s/>$94.67_{\pm 11.0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29]&lt;&gt;&quot;&quot;; [.A29]; &quot;&quot;)">
            <text:p/>
          </table:table-cell>
          <table:table-cell table:style-name="ce24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49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4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24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35"/>
          <table:table-cell table:style-name="ce49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49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49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49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Pate</text:p>
          </table:table-cell>
          <table:table-cell table:style-name="ce19" office:value-type="float" office:value="95.6948376720182" calcext:value-type="float">
            <text:p>95.69</text:p>
          </table:table-cell>
          <table:table-cell table:style-name="ce25" office:value-type="float" office:value="2.30184195867456" calcext:value-type="float">
            <text:p>2.30</text:p>
          </table:table-cell>
          <table:table-cell table:style-name="ce19" office:value-type="float" office:value="95.4078365326655" calcext:value-type="float">
            <text:p>95.41</text:p>
          </table:table-cell>
          <table:table-cell table:style-name="ce25" office:value-type="float" office:value="2.34234997497525" calcext:value-type="float">
            <text:p>2.34</text:p>
          </table:table-cell>
          <table:table-cell table:style-name="ce19" office:value-type="float" office:value="95.9886132227803" calcext:value-type="float">
            <text:p>95.99</text:p>
          </table:table-cell>
          <table:table-cell table:style-name="ce25" office:value-type="float" office:value="2.36388264075671" calcext:value-type="float">
            <text:p>2.36</text:p>
          </table:table-cell>
          <table:table-cell table:style-name="ce19" office:value-type="float" office:value="95.0435666971211" calcext:value-type="float">
            <text:p>95.04</text:p>
          </table:table-cell>
          <table:table-cell table:style-name="ce34" office:value-type="float" office:value="2.59707725853795" calcext:value-type="float">
            <text:p>2.60</text:p>
          </table:table-cell>
          <table:table-cell table:style-name="ce34"/>
          <table:table-cell table:style-name="ce25" office:value-type="float" office:value="99.3688663155463" calcext:value-type="float">
            <text:p>99.37</text:p>
          </table:table-cell>
          <table:table-cell table:style-name="ce34" office:value-type="float" office:value="0.702784629832076" calcext:value-type="float">
            <text:p>0.70</text:p>
          </table:table-cell>
          <table:table-cell table:style-name="ce25" office:value-type="float" office:value="99.0726840363937" calcext:value-type="float">
            <text:p>99.07</text:p>
          </table:table-cell>
          <table:table-cell table:style-name="ce34" office:value-type="float" office:value="1.02897128381134" calcext:value-type="float">
            <text:p>1.03</text:p>
          </table:table-cell>
          <table:table-cell table:style-name="ce25" office:value-type="float" office:value="99.6720430107527" calcext:value-type="float">
            <text:p>99.67</text:p>
          </table:table-cell>
          <table:table-cell table:style-name="ce34" office:value-type="float" office:value="0.656024140229079" calcext:value-type="float">
            <text:p>0.66</text:p>
          </table:table-cell>
          <table:table-cell table:style-name="ce19" office:value-type="float" office:value="97.6510493994902" calcext:value-type="float">
            <text:p>97.65</text:p>
          </table:table-cell>
          <table:table-cell table:style-name="ce34" office:value-type="float" office:value="1.72859988996616" calcext:value-type="float">
            <text:p>1.73</text:p>
          </table:table-cell>
          <table:table-cell table:style-name="ce25" table:number-columns-repeated="2"/>
          <table:table-cell table:style-name="ce36"/>
          <table:table-cell table:style-name="ce44" table:formula="of:=IF([.A30]&lt;&gt;&quot;&quot;; [.A30]; &quot;&quot;)" office:value-type="string" office:string-value="Pate" calcext:value-type="string">
            <text:p>Pate</text:p>
          </table:table-cell>
          <table:table-cell table:style-name="ce121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5.69_{\pm 2.30}$ " calcext:value-type="string">
            <text:p><text:s/>$95.69_{\pm 2.30}$ </text:p>
          </table:table-cell>
          <table:table-cell table:style-name="ce50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5.41_{\pm 2.34}$ " calcext:value-type="string">
            <text:p><text:s/>$95.41_{\pm 2.34}$ </text:p>
          </table:table-cell>
          <table:table-cell table:style-name="ce50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5.99_{\pm 2.36}$ " calcext:value-type="string">
            <text:p><text:s/>$95.99_{\pm 2.36}$ </text:p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5.04_{\pm 2.60}$ " calcext:value-type="string">
            <text:p><text:s/>$95.04_{\pm 2.60}$ </text:p>
          </table:table-cell>
          <table:table-cell table:style-name="ce35"/>
          <table:table-cell table:style-name="ce50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9.37_{\pm 0.70}$ " calcext:value-type="string">
            <text:p><text:s/>$99.37_{\pm 0.70}$ </text:p>
          </table:table-cell>
          <table:table-cell table:style-name="ce50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9.07_{\pm 1.03}$ " calcext:value-type="string">
            <text:p><text:s/>$99.07_{\pm 1.03}$ </text:p>
          </table:table-cell>
          <table:table-cell table:style-name="ce50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9.67_{\pm 0.66}$ " calcext:value-type="string">
            <text:p><text:s/>$99.67_{\pm 0.66}$ </text:p>
          </table:table-cell>
          <table:table-cell table:style-name="ce5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7.65_{\pm 1.73}$ " calcext:value-type="string">
            <text:p><text:s/>$97.65_{\pm 1.7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6.2272487440286" calcext:value-type="float">
            <text:p>96.23</text:p>
          </table:table-cell>
          <table:table-cell table:style-name="ce25" office:value-type="float" office:value="1.77096803015662" calcext:value-type="float">
            <text:p>1.77</text:p>
          </table:table-cell>
          <table:table-cell table:style-name="ce19" office:value-type="float" office:value="94.6848234956666" calcext:value-type="float">
            <text:p>94.68</text:p>
          </table:table-cell>
          <table:table-cell table:style-name="ce25" office:value-type="float" office:value="2.7148318436097" calcext:value-type="float">
            <text:p>2.71</text:p>
          </table:table-cell>
          <table:table-cell table:style-name="ce19" office:value-type="float" office:value="97.8776486648241" calcext:value-type="float">
            <text:p>97.88</text:p>
          </table:table-cell>
          <table:table-cell table:style-name="ce25" office:value-type="float" office:value="1.9772772885703" calcext:value-type="float">
            <text:p>1.98</text:p>
          </table:table-cell>
          <table:table-cell table:style-name="ce19" office:value-type="float" office:value="96.2272487440286" calcext:value-type="float">
            <text:p>96.23</text:p>
          </table:table-cell>
          <table:table-cell table:style-name="ce34" office:value-type="float" office:value="1.77096803015662" calcext:value-type="float">
            <text:p>1.77</text:p>
          </table:table-cell>
          <table:table-cell table:style-name="ce34"/>
          <table:table-cell table:style-name="ce25" office:value-type="float" office:value="98.0822704650969" calcext:value-type="float">
            <text:p>98.08</text:p>
          </table:table-cell>
          <table:table-cell table:style-name="ce34" office:value-type="float" office:value="1.61408347382662" calcext:value-type="float">
            <text:p>1.61</text:p>
          </table:table-cell>
          <table:table-cell table:style-name="ce25" office:value-type="float" office:value="96.522971966437" calcext:value-type="float">
            <text:p>96.52</text:p>
          </table:table-cell>
          <table:table-cell table:style-name="ce34" office:value-type="float" office:value="3.05299568078213" calcext:value-type="float">
            <text:p>3.05</text:p>
          </table:table-cell>
          <table:table-cell table:style-name="ce25" office:value-type="float" office:value="99.75" calcext:value-type="float">
            <text:p>99.75</text:p>
          </table:table-cell>
          <table:table-cell table:style-name="ce34" office:value-type="float" office:value="0.75" calcext:value-type="float">
            <text:p>0.75</text:p>
          </table:table-cell>
          <table:table-cell table:style-name="ce19" office:value-type="float" office:value="98.0822704650969" calcext:value-type="float">
            <text:p>98.08</text:p>
          </table:table-cell>
          <table:table-cell table:style-name="ce34" office:value-type="float" office:value="1.61408347382662" calcext:value-type="float">
            <text:p>1.61</text:p>
          </table:table-cell>
          <table:table-cell table:style-name="ce25" table:number-columns-repeated="2"/>
          <table:table-cell table:style-name="ce36"/>
          <table:table-cell table:style-name="ce46" table:formula="of:=IF([.A31]&lt;&gt;&quot;&quot;; [.A31]; &quot;&quot;)" office:value-type="string" office:string-value="Date" calcext:value-type="string">
            <text:p>Date</text:p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6.23_{\pm 1.77}$ " calcext:value-type="string">
            <text:p><text:s/>$96.23_{\pm 1.77}$ </text:p>
          </table:table-cell>
          <table:table-cell table:style-name="ce50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4.68_{\pm 2.71}$ " calcext:value-type="string">
            <text:p><text:s/>$94.68_{\pm 2.71}$ </text:p>
          </table:table-cell>
          <table:table-cell table:style-name="ce50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7.88_{\pm 1.98}$ " calcext:value-type="string">
            <text:p><text:s/>$97.88_{\pm 1.98}$ </text:p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6.23_{\pm 1.77}$ " calcext:value-type="string">
            <text:p><text:s/>$96.23_{\pm 1.77}$ </text:p>
          </table:table-cell>
          <table:table-cell table:style-name="ce35"/>
          <table:table-cell table:style-name="ce50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8.08_{\pm 1.61}$ " calcext:value-type="string">
            <text:p><text:s/>$98.08_{\pm 1.61}$ </text:p>
          </table:table-cell>
          <table:table-cell table:style-name="ce50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6.52_{\pm 3.05}$ " calcext:value-type="string">
            <text:p><text:s/>$96.52_{\pm 3.05}$ </text:p>
          </table:table-cell>
          <table:table-cell table:style-name="ce50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9.75_{\pm 0.75}$ " calcext:value-type="string">
            <text:p><text:s/>$99.75_{\pm 0.75}$ </text:p>
          </table:table-cell>
          <table:table-cell table:style-name="ce5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8.08_{\pm 1.61}$ " calcext:value-type="string">
            <text:p><text:s/>$98.08_{\pm 1.6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3.7244987739982" calcext:value-type="float">
            <text:p>93.72</text:p>
          </table:table-cell>
          <table:table-cell table:style-name="ce25" office:value-type="float" office:value="5.56580315319852" calcext:value-type="float">
            <text:p>5.57</text:p>
          </table:table-cell>
          <table:table-cell table:style-name="ce19" office:value-type="float" office:value="94.1666565607567" calcext:value-type="float">
            <text:p>94.17</text:p>
          </table:table-cell>
          <table:table-cell table:style-name="ce25" office:value-type="float" office:value="6.30634947994893" calcext:value-type="float">
            <text:p>6.31</text:p>
          </table:table-cell>
          <table:table-cell table:style-name="ce19" office:value-type="float" office:value="93.419990544279" calcext:value-type="float">
            <text:p>93.42</text:p>
          </table:table-cell>
          <table:table-cell table:style-name="ce25" office:value-type="float" office:value="5.8538638601844" calcext:value-type="float">
            <text:p>5.85</text:p>
          </table:table-cell>
          <table:table-cell table:style-name="ce19" office:value-type="float" office:value="93.7244987739982" calcext:value-type="float">
            <text:p>93.72</text:p>
          </table:table-cell>
          <table:table-cell table:style-name="ce34" office:value-type="float" office:value="5.56580315319852" calcext:value-type="float">
            <text:p>5.57</text:p>
          </table:table-cell>
          <table:table-cell table:style-name="ce34"/>
          <table:table-cell table:style-name="ce25" office:value-type="float" office:value="96.4642876589484" calcext:value-type="float">
            <text:p>96.46</text:p>
          </table:table-cell>
          <table:table-cell table:style-name="ce34" office:value-type="float" office:value="3.02623571378294" calcext:value-type="float">
            <text:p>3.03</text:p>
          </table:table-cell>
          <table:table-cell table:style-name="ce25" office:value-type="float" office:value="96.8812622955238" calcext:value-type="float">
            <text:p>96.88</text:p>
          </table:table-cell>
          <table:table-cell table:style-name="ce34" office:value-type="float" office:value="3.50322730191905" calcext:value-type="float">
            <text:p>3.50</text:p>
          </table:table-cell>
          <table:table-cell table:style-name="ce25" office:value-type="float" office:value="96.1873803113192" calcext:value-type="float">
            <text:p>96.19</text:p>
          </table:table-cell>
          <table:table-cell table:style-name="ce34" office:value-type="float" office:value="4.267778850592" calcext:value-type="float">
            <text:p>4.27</text:p>
          </table:table-cell>
          <table:table-cell table:style-name="ce19" office:value-type="float" office:value="96.4642876589484" calcext:value-type="float">
            <text:p>96.46</text:p>
          </table:table-cell>
          <table:table-cell table:style-name="ce34" office:value-type="float" office:value="3.02623571378294" calcext:value-type="float">
            <text:p>3.03</text:p>
          </table:table-cell>
          <table:table-cell table:style-name="ce25" table:number-columns-repeated="2"/>
          <table:table-cell table:style-name="ce36"/>
          <table:table-cell table:style-name="ce46" table:formula="of:=IF([.A32]&lt;&gt;&quot;&quot;; [.A32]; &quot;&quot;)" office:value-type="string" office:string-value="Time" calcext:value-type="string">
            <text:p>Time</text:p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3.72_{\pm 5.57}$ " calcext:value-type="string">
            <text:p><text:s/>$93.72_{\pm 5.57}$ </text:p>
          </table:table-cell>
          <table:table-cell table:style-name="ce50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4.17_{\pm 6.31}$ " calcext:value-type="string">
            <text:p><text:s/>$94.17_{\pm 6.31}$ </text:p>
          </table:table-cell>
          <table:table-cell table:style-name="ce50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3.42_{\pm 5.85}$ " calcext:value-type="string">
            <text:p><text:s/>$93.42_{\pm 5.85}$ </text:p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3.72_{\pm 5.57}$ " calcext:value-type="string">
            <text:p><text:s/>$93.72_{\pm 5.57}$ </text:p>
          </table:table-cell>
          <table:table-cell table:style-name="ce35"/>
          <table:table-cell table:style-name="ce50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6.46_{\pm 3.03}$ " calcext:value-type="string">
            <text:p><text:s/>$96.46_{\pm 3.03}$ </text:p>
          </table:table-cell>
          <table:table-cell table:style-name="ce50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6.88_{\pm 3.50}$ " calcext:value-type="string">
            <text:p><text:s/>$96.88_{\pm 3.50}$ </text:p>
          </table:table-cell>
          <table:table-cell table:style-name="ce50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6.19_{\pm 4.27}$ " calcext:value-type="string">
            <text:p><text:s/>$96.19_{\pm 4.27}$ </text:p>
          </table:table-cell>
          <table:table-cell table:style-name="ce50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6.46_{\pm 3.03}$ " calcext:value-type="string">
            <text:p><text:s/>$96.46_{\pm 3.0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25" office:value-type="float" office:value="41.6333199893227" calcext:value-type="float">
            <text:p>41.63</text:p>
          </table:table-cell>
          <table:table-cell table:style-name="ce19" office:value-type="float" office:value="30" calcext:value-type="float">
            <text:p>30.00</text:p>
          </table:table-cell>
          <table:table-cell table:style-name="ce25" office:value-type="float" office:value="45.8257569495584" calcext:value-type="float">
            <text:p>45.83</text:p>
          </table:table-cell>
          <table:table-cell table:style-name="ce19" office:value-type="float" office:value="25" calcext:value-type="float">
            <text:p>25.00</text:p>
          </table:table-cell>
          <table:table-cell table:style-name="ce25" office:value-type="float" office:value="40.3112887414927" calcext:value-type="float">
            <text:p>40.31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34"/>
          <table:table-cell table:style-name="ce25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25" office:value-type="float" office:value="30" calcext:value-type="float">
            <text:p>30.00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25" office:value-type="float" office:value="25" calcext:value-type="float">
            <text:p>25.00</text:p>
          </table:table-cell>
          <table:table-cell table:style-name="ce34" office:value-type="float" office:value="40.3112887414927" calcext:value-type="float">
            <text:p>40.31</text:p>
          </table:table-cell>
          <table:table-cell table:style-name="ce19" office:value-type="float" office:value="26.6666666666667" calcext:value-type="float">
            <text:p>26.67</text:p>
          </table:table-cell>
          <table:table-cell table:style-name="ce34" office:value-type="float" office:value="41.6333199893227" calcext:value-type="float">
            <text:p>41.63</text:p>
          </table:table-cell>
          <table:table-cell table:style-name="ce25" table:number-columns-repeated="2"/>
          <table:table-cell table:style-name="ce36"/>
          <table:table-cell table:style-name="ce46" table:formula="of:=IF([.A33]&lt;&gt;&quot;&quot;; [.A33]; &quot;&quot;)" office:value-type="string" office:string-value="Duration" calcext:value-type="string">
            <text:p>Duration</text:p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50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30.00_{\pm 45.83}$ " calcext:value-type="string">
            <text:p><text:s/>$30.00_{\pm 45.83}$ </text:p>
          </table:table-cell>
          <table:table-cell table:style-name="ce50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35"/>
          <table:table-cell table:style-name="ce50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50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30.00_{\pm 45.83}$ " calcext:value-type="string">
            <text:p><text:s/>$30.00_{\pm 45.83}$ </text:p>
          </table:table-cell>
          <table:table-cell table:style-name="ce50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25.00_{\pm 40.31}$ " calcext:value-type="string">
            <text:p><text:s/>$25.00_{\pm 40.31}$ </text:p>
          </table:table-cell>
          <table:table-cell table:style-name="ce50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26.67_{\pm 41.63}$ " calcext:value-type="string">
            <text:p><text:s/>$26.67_{\pm 41.6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78.5714285714286" calcext:value-type="float">
            <text:p>78.57</text:p>
          </table:table-cell>
          <table:table-cell table:style-name="ce25" office:value-type="float" office:value="39.5123333883981" calcext:value-type="float">
            <text:p>39.51</text:p>
          </table:table-cell>
          <table:table-cell table:style-name="ce19" office:value-type="float" office:value="80" calcext:value-type="float">
            <text:p>8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77.5" calcext:value-type="float">
            <text:p>77.50</text:p>
          </table:table-cell>
          <table:table-cell table:style-name="ce25" office:value-type="float" office:value="39.4493345951488" calcext:value-type="float">
            <text:p>39.45</text:p>
          </table:table-cell>
          <table:table-cell table:style-name="ce19" office:value-type="float" office:value="78.5714285714286" calcext:value-type="float">
            <text:p>78.57</text:p>
          </table:table-cell>
          <table:table-cell table:style-name="ce34" office:value-type="float" office:value="39.5123333883981" calcext:value-type="float">
            <text:p>39.51</text:p>
          </table:table-cell>
          <table:table-cell table:style-name="ce34"/>
          <table:table-cell table:style-name="ce25" office:value-type="float" office:value="78.5714285714286" calcext:value-type="float">
            <text:p>78.57</text:p>
          </table:table-cell>
          <table:table-cell table:style-name="ce34" office:value-type="float" office:value="39.5123333883981" calcext:value-type="float">
            <text:p>39.51</text:p>
          </table:table-cell>
          <table:table-cell table:style-name="ce25" office:value-type="float" office:value="80" calcext:value-type="float">
            <text:p>8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25" office:value-type="float" office:value="77.5" calcext:value-type="float">
            <text:p>77.50</text:p>
          </table:table-cell>
          <table:table-cell table:style-name="ce34" office:value-type="float" office:value="39.4493345951488" calcext:value-type="float">
            <text:p>39.45</text:p>
          </table:table-cell>
          <table:table-cell table:style-name="ce19" office:value-type="float" office:value="78.5714285714286" calcext:value-type="float">
            <text:p>78.57</text:p>
          </table:table-cell>
          <table:table-cell table:style-name="ce34" office:value-type="float" office:value="39.5123333883981" calcext:value-type="float">
            <text:p>39.51</text:p>
          </table:table-cell>
          <table:table-cell table:style-name="ce25"/>
          <table:table-cell table:style-name="ce93" table:number-columns-repeated="2"/>
          <table:table-cell table:style-name="ce45" table:formula="of:=IF([.A34]&lt;&gt;&quot;&quot;; [.A34]; &quot;&quot;)" office:value-type="string" office:string-value="Set" calcext:value-type="string">
            <text:p>Set</text:p>
          </table:table-cell>
          <table:table-cell table:style-name="ce36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78.57_{\pm 39.51}$ " calcext:value-type="string">
            <text:p><text:s/>$78.57_{\pm 39.51}$ </text:p>
          </table:table-cell>
          <table:table-cell table:style-name="ce50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80.00_{\pm 40.00}$ " calcext:value-type="string">
            <text:p><text:s/>$80.00_{\pm 40.00}$ </text:p>
          </table:table-cell>
          <table:table-cell table:style-name="ce50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77.50_{\pm 39.45}$ " calcext:value-type="string">
            <text:p><text:s/>$77.50_{\pm 39.45}$ </text:p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78.57_{\pm 39.51}$ " calcext:value-type="string">
            <text:p><text:s/>$78.57_{\pm 39.51}$ </text:p>
          </table:table-cell>
          <table:table-cell table:style-name="ce52"/>
          <table:table-cell table:style-name="ce50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78.57_{\pm 39.51}$ " calcext:value-type="string">
            <text:p><text:s/>$78.57_{\pm 39.51}$ </text:p>
          </table:table-cell>
          <table:table-cell table:style-name="ce50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80.00_{\pm 40.00}$ " calcext:value-type="string">
            <text:p><text:s/>$80.00_{\pm 40.00}$ </text:p>
          </table:table-cell>
          <table:table-cell table:style-name="ce50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77.50_{\pm 39.45}$ " calcext:value-type="string">
            <text:p><text:s/>$77.50_{\pm 39.45}$ </text:p>
          </table:table-cell>
          <table:table-cell table:style-name="ce5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78.57_{\pm 39.51}$ " calcext:value-type="string">
            <text:p><text:s/>$78.57_{\pm 39.5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35]&lt;&gt;&quot;&quot;; [.A35]; &quot;&quot;)">
            <text:p/>
          </table:table-cell>
          <table:table-cell table:style-name="ce24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49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49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24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35"/>
          <table:table-cell table:style-name="ce49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49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49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49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Snips</text:p>
          </table:table-cell>
          <table:table-cell table:style-name="ce19" office:value-type="float" office:value="96.8921849324911" calcext:value-type="float">
            <text:p>96.89</text:p>
          </table:table-cell>
          <table:table-cell table:style-name="ce25" office:value-type="float" office:value="1.78998570175567" calcext:value-type="float">
            <text:p>1.79</text:p>
          </table:table-cell>
          <table:table-cell table:style-name="ce19" office:value-type="float" office:value="96.6416098476529" calcext:value-type="float">
            <text:p>96.64</text:p>
          </table:table-cell>
          <table:table-cell table:style-name="ce25" office:value-type="float" office:value="1.76611227412303" calcext:value-type="float">
            <text:p>1.77</text:p>
          </table:table-cell>
          <table:table-cell table:style-name="ce19" office:value-type="float" office:value="97.1477115518558" calcext:value-type="float">
            <text:p>97.15</text:p>
          </table:table-cell>
          <table:table-cell table:style-name="ce25" office:value-type="float" office:value="1.90826277661563" calcext:value-type="float">
            <text:p>1.91</text:p>
          </table:table-cell>
          <table:table-cell table:style-name="ce19" office:value-type="float" office:value="95.6130930260723" calcext:value-type="float">
            <text:p>95.61</text:p>
          </table:table-cell>
          <table:table-cell table:style-name="ce34" office:value-type="float" office:value="2.22911069628391" calcext:value-type="float">
            <text:p>2.23</text:p>
          </table:table-cell>
          <table:table-cell table:style-name="ce34"/>
          <table:table-cell table:style-name="ce25" office:value-type="float" office:value="99.3594034610826" calcext:value-type="float">
            <text:p>99.36</text:p>
          </table:table-cell>
          <table:table-cell table:style-name="ce34" office:value-type="float" office:value="0.574116202357813" calcext:value-type="float">
            <text:p>0.57</text:p>
          </table:table-cell>
          <table:table-cell table:style-name="ce25" office:value-type="float" office:value="99.1046245777258" calcext:value-type="float">
            <text:p>99.10</text:p>
          </table:table-cell>
          <table:table-cell table:style-name="ce34" office:value-type="float" office:value="0.826095951179416" calcext:value-type="float">
            <text:p>0.83</text:p>
          </table:table-cell>
          <table:table-cell table:style-name="ce25" office:value-type="float" office:value="99.6192349673362" calcext:value-type="float">
            <text:p>99.62</text:p>
          </table:table-cell>
          <table:table-cell table:style-name="ce34" office:value-type="float" office:value="0.582741045099785" calcext:value-type="float">
            <text:p>0.58</text:p>
          </table:table-cell>
          <table:table-cell table:style-name="ce19" office:value-type="float" office:value="98.0803115546638" calcext:value-type="float">
            <text:p>98.08</text:p>
          </table:table-cell>
          <table:table-cell table:style-name="ce34" office:value-type="float" office:value="1.33721042382113" calcext:value-type="float">
            <text:p>1.34</text:p>
          </table:table-cell>
          <table:table-cell table:style-name="ce25" table:number-columns-repeated="2"/>
          <table:table-cell table:style-name="ce36"/>
          <table:table-cell table:style-name="ce44" table:formula="of:=IF([.A36]&lt;&gt;&quot;&quot;; [.A36]; &quot;&quot;)" office:value-type="string" office:string-value="Snips" calcext:value-type="string">
            <text:p>Snips</text:p>
          </table:table-cell>
          <table:table-cell table:style-name="ce121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6.89_{\pm 1.79}$ " calcext:value-type="string">
            <text:p><text:s/>$96.89_{\pm 1.79}$ </text:p>
          </table:table-cell>
          <table:table-cell table:style-name="ce50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6.64_{\pm 1.77}$ " calcext:value-type="string">
            <text:p><text:s/>$96.64_{\pm 1.77}$ </text:p>
          </table:table-cell>
          <table:table-cell table:style-name="ce50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97.15_{\pm 1.91}$ " calcext:value-type="string">
            <text:p><text:s/>$97.15_{\pm 1.91}$ </text:p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5.61_{\pm 2.23}$ " calcext:value-type="string">
            <text:p><text:s/>$95.61_{\pm 2.23}$ </text:p>
          </table:table-cell>
          <table:table-cell table:style-name="ce35"/>
          <table:table-cell table:style-name="ce50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9.36_{\pm 0.57}$ " calcext:value-type="string">
            <text:p><text:s/>$99.36_{\pm 0.57}$ </text:p>
          </table:table-cell>
          <table:table-cell table:style-name="ce50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9.10_{\pm 0.83}$ " calcext:value-type="string">
            <text:p><text:s/>$99.10_{\pm 0.83}$ </text:p>
          </table:table-cell>
          <table:table-cell table:style-name="ce50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99.62_{\pm 0.58}$ " calcext:value-type="string">
            <text:p><text:s/>$99.62_{\pm 0.58}$ </text:p>
          </table:table-cell>
          <table:table-cell table:style-name="ce50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8.08_{\pm 1.34}$ " calcext:value-type="string">
            <text:p><text:s/>$98.08_{\pm 1.3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7286923101508" calcext:value-type="float">
            <text:p>94.73</text:p>
          </table:table-cell>
          <table:table-cell table:style-name="ce25" office:value-type="float" office:value="4.77969033979111" calcext:value-type="float">
            <text:p>4.78</text:p>
          </table:table-cell>
          <table:table-cell table:style-name="ce19" office:value-type="float" office:value="94.4562186651927" calcext:value-type="float">
            <text:p>94.46</text:p>
          </table:table-cell>
          <table:table-cell table:style-name="ce25" office:value-type="float" office:value="4.98581426128776" calcext:value-type="float">
            <text:p>4.99</text:p>
          </table:table-cell>
          <table:table-cell table:style-name="ce19" office:value-type="float" office:value="95.0328447044243" calcext:value-type="float">
            <text:p>95.03</text:p>
          </table:table-cell>
          <table:table-cell table:style-name="ce25" office:value-type="float" office:value="4.8819648500164" calcext:value-type="float">
            <text:p>4.88</text:p>
          </table:table-cell>
          <table:table-cell table:style-name="ce19" office:value-type="float" office:value="94.7286923101508" calcext:value-type="float">
            <text:p>94.73</text:p>
          </table:table-cell>
          <table:table-cell table:style-name="ce34" office:value-type="float" office:value="4.77969033979111" calcext:value-type="float">
            <text:p>4.78</text:p>
          </table:table-cell>
          <table:table-cell table:style-name="ce34"/>
          <table:table-cell table:style-name="ce25" office:value-type="float" office:value="98.7163633906406" calcext:value-type="float">
            <text:p>98.72</text:p>
          </table:table-cell>
          <table:table-cell table:style-name="ce34" office:value-type="float" office:value="1.397425601842" calcext:value-type="float">
            <text:p>1.40</text:p>
          </table:table-cell>
          <table:table-cell table:style-name="ce25" office:value-type="float" office:value="98.435110114427" calcext:value-type="float">
            <text:p>98.44</text:p>
          </table:table-cell>
          <table:table-cell table:style-name="ce34" office:value-type="float" office:value="2.13010770298725" calcext:value-type="float">
            <text:p>2.13</text:p>
          </table:table-cell>
          <table:table-cell table:style-name="ce25" office:value-type="float" office:value="99.0295614656015" calcext:value-type="float">
            <text:p>99.03</text:p>
          </table:table-cell>
          <table:table-cell table:style-name="ce34" office:value-type="float" office:value="1.48531682307862" calcext:value-type="float">
            <text:p>1.49</text:p>
          </table:table-cell>
          <table:table-cell table:style-name="ce19" office:value-type="float" office:value="98.7163633906406" calcext:value-type="float">
            <text:p>98.72</text:p>
          </table:table-cell>
          <table:table-cell table:style-name="ce34" office:value-type="float" office:value="1.397425601842" calcext:value-type="float">
            <text:p>1.40</text:p>
          </table:table-cell>
          <table:table-cell table:style-name="ce25" table:number-columns-repeated="2"/>
          <table:table-cell table:style-name="ce36"/>
          <table:table-cell table:style-name="ce46" table:formula="of:=IF([.A37]&lt;&gt;&quot;&quot;; [.A37]; &quot;&quot;)" office:value-type="string" office:string-value="Date" calcext:value-type="string">
            <text:p>Date</text:p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94.73_{\pm 4.78}$ " calcext:value-type="string">
            <text:p><text:s/>$94.73_{\pm 4.78}$ </text:p>
          </table:table-cell>
          <table:table-cell table:style-name="ce50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4.46_{\pm 4.99}$ " calcext:value-type="string">
            <text:p><text:s/>$94.46_{\pm 4.99}$ </text:p>
          </table:table-cell>
          <table:table-cell table:style-name="ce50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95.03_{\pm 4.88}$ " calcext:value-type="string">
            <text:p><text:s/>$95.03_{\pm 4.88}$ </text:p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94.73_{\pm 4.78}$ " calcext:value-type="string">
            <text:p><text:s/>$94.73_{\pm 4.78}$ </text:p>
          </table:table-cell>
          <table:table-cell table:style-name="ce35"/>
          <table:table-cell table:style-name="ce50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98.72_{\pm 1.40}$ " calcext:value-type="string">
            <text:p><text:s/>$98.72_{\pm 1.40}$ </text:p>
          </table:table-cell>
          <table:table-cell table:style-name="ce50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8.44_{\pm 2.13}$ " calcext:value-type="string">
            <text:p><text:s/>$98.44_{\pm 2.13}$ </text:p>
          </table:table-cell>
          <table:table-cell table:style-name="ce50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99.03_{\pm 1.49}$ " calcext:value-type="string">
            <text:p><text:s/>$99.03_{\pm 1.49}$ </text:p>
          </table:table-cell>
          <table:table-cell table:style-name="ce50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98.72_{\pm 1.40}$ " calcext:value-type="string">
            <text:p><text:s/>$98.72_{\pm 1.4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4.2295374314265" calcext:value-type="float">
            <text:p>94.23</text:p>
          </table:table-cell>
          <table:table-cell table:style-name="ce25" office:value-type="float" office:value="2.88917020968539" calcext:value-type="float">
            <text:p>2.89</text:p>
          </table:table-cell>
          <table:table-cell table:style-name="ce19" office:value-type="float" office:value="94.1256402345624" calcext:value-type="float">
            <text:p>94.13</text:p>
          </table:table-cell>
          <table:table-cell table:style-name="ce25" office:value-type="float" office:value="2.9753570457344" calcext:value-type="float">
            <text:p>2.98</text:p>
          </table:table-cell>
          <table:table-cell table:style-name="ce19" office:value-type="float" office:value="94.4514824488428" calcext:value-type="float">
            <text:p>94.45</text:p>
          </table:table-cell>
          <table:table-cell table:style-name="ce25" office:value-type="float" office:value="4.30917164465873" calcext:value-type="float">
            <text:p>4.31</text:p>
          </table:table-cell>
          <table:table-cell table:style-name="ce19" office:value-type="float" office:value="94.2295374314265" calcext:value-type="float">
            <text:p>94.23</text:p>
          </table:table-cell>
          <table:table-cell table:style-name="ce34" office:value-type="float" office:value="2.88917020968539" calcext:value-type="float">
            <text:p>2.89</text:p>
          </table:table-cell>
          <table:table-cell table:style-name="ce34"/>
          <table:table-cell table:style-name="ce25" office:value-type="float" office:value="96.4989822298633" calcext:value-type="float">
            <text:p>96.50</text:p>
          </table:table-cell>
          <table:table-cell table:style-name="ce34" office:value-type="float" office:value="2.14361607709055" calcext:value-type="float">
            <text:p>2.14</text:p>
          </table:table-cell>
          <table:table-cell table:style-name="ce25" office:value-type="float" office:value="96.4147730282324" calcext:value-type="float">
            <text:p>96.41</text:p>
          </table:table-cell>
          <table:table-cell table:style-name="ce34" office:value-type="float" office:value="3.04311972440502" calcext:value-type="float">
            <text:p>3.04</text:p>
          </table:table-cell>
          <table:table-cell table:style-name="ce25" office:value-type="float" office:value="96.7035782054757" calcext:value-type="float">
            <text:p>96.70</text:p>
          </table:table-cell>
          <table:table-cell table:style-name="ce34" office:value-type="float" office:value="3.31542635578651" calcext:value-type="float">
            <text:p>3.32</text:p>
          </table:table-cell>
          <table:table-cell table:style-name="ce19" office:value-type="float" office:value="96.4989822298633" calcext:value-type="float">
            <text:p>96.50</text:p>
          </table:table-cell>
          <table:table-cell table:style-name="ce34" office:value-type="float" office:value="2.14361607709055" calcext:value-type="float">
            <text:p>2.14</text:p>
          </table:table-cell>
          <table:table-cell table:style-name="ce25" table:number-columns-repeated="2"/>
          <table:table-cell table:style-name="ce36"/>
          <table:table-cell table:style-name="ce46" table:formula="of:=IF([.A38]&lt;&gt;&quot;&quot;; [.A38]; &quot;&quot;)" office:value-type="string" office:string-value="Time" calcext:value-type="string">
            <text:p>Time</text:p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4.23_{\pm 2.89}$ " calcext:value-type="string">
            <text:p><text:s/>$94.23_{\pm 2.89}$ </text:p>
          </table:table-cell>
          <table:table-cell table:style-name="ce50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4.13_{\pm 2.98}$ " calcext:value-type="string">
            <text:p><text:s/>$94.13_{\pm 2.98}$ </text:p>
          </table:table-cell>
          <table:table-cell table:style-name="ce50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4.45_{\pm 4.31}$ " calcext:value-type="string">
            <text:p><text:s/>$94.45_{\pm 4.31}$ </text:p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4.23_{\pm 2.89}$ " calcext:value-type="string">
            <text:p><text:s/>$94.23_{\pm 2.89}$ </text:p>
          </table:table-cell>
          <table:table-cell table:style-name="ce35"/>
          <table:table-cell table:style-name="ce50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6.50_{\pm 2.14}$ " calcext:value-type="string">
            <text:p><text:s/>$96.50_{\pm 2.14}$ </text:p>
          </table:table-cell>
          <table:table-cell table:style-name="ce50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6.41_{\pm 3.04}$ " calcext:value-type="string">
            <text:p><text:s/>$96.41_{\pm 3.04}$ </text:p>
          </table:table-cell>
          <table:table-cell table:style-name="ce50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6.70_{\pm 3.32}$ " calcext:value-type="string">
            <text:p><text:s/>$96.70_{\pm 3.32}$ </text:p>
          </table:table-cell>
          <table:table-cell table:style-name="ce50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6.50_{\pm 2.14}$ " calcext:value-type="string">
            <text:p><text:s/>$96.50_{\pm 2.1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25" office:value-type="float" office:value="0.960312608901755" calcext:value-type="float">
            <text:p>0.96</text:p>
          </table:table-cell>
          <table:table-cell table:style-name="ce19" office:value-type="float" office:value="99.0652173913043" calcext:value-type="float">
            <text:p>99.07</text:p>
          </table:table-cell>
          <table:table-cell table:style-name="ce25" office:value-type="float" office:value="1.87524415549606" calcext:value-type="float">
            <text:p>1.88</text:p>
          </table:table-cell>
          <table:table-cell table:style-name="ce19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34"/>
          <table:table-cell table:style-name="ce25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office:value-type="float" office:value="99.0652173913043" calcext:value-type="float">
            <text:p>99.07</text:p>
          </table:table-cell>
          <table:table-cell table:style-name="ce34" office:value-type="float" office:value="1.87524415549606" calcext:value-type="float">
            <text:p>1.88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table:number-columns-repeated="2"/>
          <table:table-cell table:style-name="ce36"/>
          <table:table-cell table:style-name="ce46" table:formula="of:=IF([.A39]&lt;&gt;&quot;&quot;; [.A39]; &quot;&quot;)" office:value-type="string" office:string-value="Duration" calcext:value-type="string">
            <text:p>Duration</text:p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5"/>
          <table:table-cell table:style-name="ce50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45" table:formula="of:=IF([.A40]&lt;&gt;&quot;&quot;; [.A40]; &quot;&quot;)" office:value-type="string" office:string-value="Set" calcext:value-type="string">
            <text:p>Set</text:p>
          </table:table-cell>
          <table:table-cell table:style-name="ce36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2"/>
          <table:table-cell table:style-name="ce50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1]&lt;&gt;&quot;&quot;; [.A41]; &quot;&quot;)">
            <text:p/>
          </table:table-cell>
          <table:table-cell table:style-name="ce24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49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49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24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35"/>
          <table:table-cell table:style-name="ce49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49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49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49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WikiWars</text:p>
          </table:table-cell>
          <table:table-cell table:style-name="ce19" office:value-type="float" office:value="93.9930130875338" calcext:value-type="float">
            <text:p>93.99</text:p>
          </table:table-cell>
          <table:table-cell table:style-name="ce25" office:value-type="float" office:value="1.71637484784025" calcext:value-type="float">
            <text:p>1.72</text:p>
          </table:table-cell>
          <table:table-cell table:style-name="ce19" office:value-type="float" office:value="93.436784323159" calcext:value-type="float">
            <text:p>93.44</text:p>
          </table:table-cell>
          <table:table-cell table:style-name="ce25" office:value-type="float" office:value="1.74916709558596" calcext:value-type="float">
            <text:p>1.75</text:p>
          </table:table-cell>
          <table:table-cell table:style-name="ce19" office:value-type="float" office:value="94.5602825418535" calcext:value-type="float">
            <text:p>94.56</text:p>
          </table:table-cell>
          <table:table-cell table:style-name="ce25" office:value-type="float" office:value="1.80091626734499" calcext:value-type="float">
            <text:p>1.80</text:p>
          </table:table-cell>
          <table:table-cell table:style-name="ce19" office:value-type="float" office:value="92.4919303058004" calcext:value-type="float">
            <text:p>92.49</text:p>
          </table:table-cell>
          <table:table-cell table:style-name="ce34" office:value-type="float" office:value="1.60197778529629" calcext:value-type="float">
            <text:p>1.60</text:p>
          </table:table-cell>
          <table:table-cell table:style-name="ce34"/>
          <table:table-cell table:style-name="ce25" office:value-type="float" office:value="97.8821927004195" calcext:value-type="float">
            <text:p>97.88</text:p>
          </table:table-cell>
          <table:table-cell table:style-name="ce34" office:value-type="float" office:value="0.562727171066713" calcext:value-type="float">
            <text:p>0.56</text:p>
          </table:table-cell>
          <table:table-cell table:style-name="ce25" office:value-type="float" office:value="97.3032765527346" calcext:value-type="float">
            <text:p>97.30</text:p>
          </table:table-cell>
          <table:table-cell table:style-name="ce34" office:value-type="float" office:value="0.738884836441688" calcext:value-type="float">
            <text:p>0.74</text:p>
          </table:table-cell>
          <table:table-cell table:style-name="ce25" office:value-type="float" office:value="98.4725946791995" calcext:value-type="float">
            <text:p>98.47</text:p>
          </table:table-cell>
          <table:table-cell table:style-name="ce34" office:value-type="float" office:value="0.726855781187708" calcext:value-type="float">
            <text:p>0.73</text:p>
          </table:table-cell>
          <table:table-cell table:style-name="ce19" office:value-type="float" office:value="96.0715264337724" calcext:value-type="float">
            <text:p>96.07</text:p>
          </table:table-cell>
          <table:table-cell table:style-name="ce34" office:value-type="float" office:value="0.853090971507012" calcext:value-type="float">
            <text:p>0.85</text:p>
          </table:table-cell>
          <table:table-cell table:style-name="ce25" table:number-columns-repeated="2"/>
          <table:table-cell table:style-name="ce36"/>
          <table:table-cell table:style-name="ce44" table:formula="of:=IF([.A42]&lt;&gt;&quot;&quot;; [.A42]; &quot;&quot;)" office:value-type="string" office:string-value="WikiWars" calcext:value-type="string">
            <text:p>WikiWars</text:p>
          </table:table-cell>
          <table:table-cell table:style-name="ce121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93.99_{\pm 1.72}$ " calcext:value-type="string">
            <text:p><text:s/>$93.99_{\pm 1.72}$ </text:p>
          </table:table-cell>
          <table:table-cell table:style-name="ce50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3.44_{\pm 1.75}$ " calcext:value-type="string">
            <text:p><text:s/>$93.44_{\pm 1.75}$ </text:p>
          </table:table-cell>
          <table:table-cell table:style-name="ce50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94.56_{\pm 1.80}$ " calcext:value-type="string">
            <text:p><text:s/>$94.56_{\pm 1.80}$ </text:p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92.49_{\pm 1.60}$ " calcext:value-type="string">
            <text:p><text:s/>$92.49_{\pm 1.60}$ </text:p>
          </table:table-cell>
          <table:table-cell table:style-name="ce35"/>
          <table:table-cell table:style-name="ce50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7.88_{\pm 0.56}$ " calcext:value-type="string">
            <text:p><text:s/>$97.88_{\pm 0.56}$ </text:p>
          </table:table-cell>
          <table:table-cell table:style-name="ce50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7.30_{\pm 0.74}$ " calcext:value-type="string">
            <text:p><text:s/>$97.30_{\pm 0.74}$ </text:p>
          </table:table-cell>
          <table:table-cell table:style-name="ce50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98.47_{\pm 0.73}$ " calcext:value-type="string">
            <text:p><text:s/>$98.47_{\pm 0.73}$ </text:p>
          </table:table-cell>
          <table:table-cell table:style-name="ce50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6.07_{\pm 0.85}$ " calcext:value-type="string">
            <text:p><text:s/>$96.07_{\pm 0.8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7381655468826" calcext:value-type="float">
            <text:p>94.74</text:p>
          </table:table-cell>
          <table:table-cell table:style-name="ce25" office:value-type="float" office:value="1.42965629456955" calcext:value-type="float">
            <text:p>1.43</text:p>
          </table:table-cell>
          <table:table-cell table:style-name="ce19" office:value-type="float" office:value="93.8295249619259" calcext:value-type="float">
            <text:p>93.83</text:p>
          </table:table-cell>
          <table:table-cell table:style-name="ce25" office:value-type="float" office:value="1.83894594243951" calcext:value-type="float">
            <text:p>1.84</text:p>
          </table:table-cell>
          <table:table-cell table:style-name="ce19" office:value-type="float" office:value="95.6769062120074" calcext:value-type="float">
            <text:p>95.68</text:p>
          </table:table-cell>
          <table:table-cell table:style-name="ce25" office:value-type="float" office:value="1.34499351177071" calcext:value-type="float">
            <text:p>1.34</text:p>
          </table:table-cell>
          <table:table-cell table:style-name="ce19" office:value-type="float" office:value="94.7381655468826" calcext:value-type="float">
            <text:p>94.74</text:p>
          </table:table-cell>
          <table:table-cell table:style-name="ce34" office:value-type="float" office:value="1.42965629456955" calcext:value-type="float">
            <text:p>1.43</text:p>
          </table:table-cell>
          <table:table-cell table:style-name="ce34"/>
          <table:table-cell table:style-name="ce25" office:value-type="float" office:value="97.1854959625012" calcext:value-type="float">
            <text:p>97.19</text:p>
          </table:table-cell>
          <table:table-cell table:style-name="ce34" office:value-type="float" office:value="0.547099340249866" calcext:value-type="float">
            <text:p>0.55</text:p>
          </table:table-cell>
          <table:table-cell table:style-name="ce25" office:value-type="float" office:value="96.2519519957958" calcext:value-type="float">
            <text:p>96.25</text:p>
          </table:table-cell>
          <table:table-cell table:style-name="ce34" office:value-type="float" office:value="1.21075946629479" calcext:value-type="float">
            <text:p>1.21</text:p>
          </table:table-cell>
          <table:table-cell table:style-name="ce25" office:value-type="float" office:value="98.1499736544588" calcext:value-type="float">
            <text:p>98.15</text:p>
          </table:table-cell>
          <table:table-cell table:style-name="ce34" office:value-type="float" office:value="0.555152931218007" calcext:value-type="float">
            <text:p>0.56</text:p>
          </table:table-cell>
          <table:table-cell table:style-name="ce19" office:value-type="float" office:value="97.1854959625012" calcext:value-type="float">
            <text:p>97.19</text:p>
          </table:table-cell>
          <table:table-cell table:style-name="ce34" office:value-type="float" office:value="0.547099340249866" calcext:value-type="float">
            <text:p>0.55</text:p>
          </table:table-cell>
          <table:table-cell table:style-name="ce25" table:number-columns-repeated="2"/>
          <table:table-cell table:style-name="ce36"/>
          <table:table-cell table:style-name="ce46" table:formula="of:=IF([.A43]&lt;&gt;&quot;&quot;; [.A43]; &quot;&quot;)" office:value-type="string" office:string-value="Date" calcext:value-type="string">
            <text:p>Date</text:p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4.74_{\pm 1.43}$ " calcext:value-type="string">
            <text:p><text:s/>$94.74_{\pm 1.43}$ </text:p>
          </table:table-cell>
          <table:table-cell table:style-name="ce50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3.83_{\pm 1.84}$ " calcext:value-type="string">
            <text:p><text:s/>$93.83_{\pm 1.84}$ </text:p>
          </table:table-cell>
          <table:table-cell table:style-name="ce50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95.68_{\pm 1.34}$ " calcext:value-type="string">
            <text:p><text:s/>$95.68_{\pm 1.34}$ </text:p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4.74_{\pm 1.43}$ " calcext:value-type="string">
            <text:p><text:s/>$94.74_{\pm 1.43}$ </text:p>
          </table:table-cell>
          <table:table-cell table:style-name="ce35"/>
          <table:table-cell table:style-name="ce50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7.19_{\pm 0.55}$ " calcext:value-type="string">
            <text:p><text:s/>$97.19_{\pm 0.55}$ </text:p>
          </table:table-cell>
          <table:table-cell table:style-name="ce50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6.25_{\pm 1.21}$ " calcext:value-type="string">
            <text:p><text:s/>$96.25_{\pm 1.21}$ </text:p>
          </table:table-cell>
          <table:table-cell table:style-name="ce50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98.15_{\pm 0.56}$ " calcext:value-type="string">
            <text:p><text:s/>$98.15_{\pm 0.56}$ </text:p>
          </table:table-cell>
          <table:table-cell table:style-name="ce50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7.19_{\pm 0.55}$ " calcext:value-type="string">
            <text:p><text:s/>$97.19_{\pm 0.5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6.5373017524047" calcext:value-type="float">
            <text:p>86.54</text:p>
          </table:table-cell>
          <table:table-cell table:style-name="ce25" office:value-type="float" office:value="8.84322811602982" calcext:value-type="float">
            <text:p>8.84</text:p>
          </table:table-cell>
          <table:table-cell table:style-name="ce19" office:value-type="float" office:value="88.5970695970696" calcext:value-type="float">
            <text:p>88.60</text:p>
          </table:table-cell>
          <table:table-cell table:style-name="ce25" office:value-type="float" office:value="8.45065424324246" calcext:value-type="float">
            <text:p>8.45</text:p>
          </table:table-cell>
          <table:table-cell table:style-name="ce19" office:value-type="float" office:value="85.6926406926407" calcext:value-type="float">
            <text:p>85.69</text:p>
          </table:table-cell>
          <table:table-cell table:style-name="ce25" office:value-type="float" office:value="13.1584820341995" calcext:value-type="float">
            <text:p>13.16</text:p>
          </table:table-cell>
          <table:table-cell table:style-name="ce19" office:value-type="float" office:value="86.5373017524047" calcext:value-type="float">
            <text:p>86.54</text:p>
          </table:table-cell>
          <table:table-cell table:style-name="ce34" office:value-type="float" office:value="8.84322811602982" calcext:value-type="float">
            <text:p>8.84</text:p>
          </table:table-cell>
          <table:table-cell table:style-name="ce34"/>
          <table:table-cell table:style-name="ce25" office:value-type="float" office:value="89.239165106442" calcext:value-type="float">
            <text:p>89.24</text:p>
          </table:table-cell>
          <table:table-cell table:style-name="ce34" office:value-type="float" office:value="9.57588430475955" calcext:value-type="float">
            <text:p>9.58</text:p>
          </table:table-cell>
          <table:table-cell table:style-name="ce25" office:value-type="float" office:value="91.4945054945055" calcext:value-type="float">
            <text:p>91.49</text:p>
          </table:table-cell>
          <table:table-cell table:style-name="ce34" office:value-type="float" office:value="10.136038806917" calcext:value-type="float">
            <text:p>10.14</text:p>
          </table:table-cell>
          <table:table-cell table:style-name="ce25" office:value-type="float" office:value="88.1774891774892" calcext:value-type="float">
            <text:p>88.18</text:p>
          </table:table-cell>
          <table:table-cell table:style-name="ce34" office:value-type="float" office:value="12.4169616810526" calcext:value-type="float">
            <text:p>12.42</text:p>
          </table:table-cell>
          <table:table-cell table:style-name="ce19" office:value-type="float" office:value="89.239165106442" calcext:value-type="float">
            <text:p>89.24</text:p>
          </table:table-cell>
          <table:table-cell table:style-name="ce34" office:value-type="float" office:value="9.57588430475955" calcext:value-type="float">
            <text:p>9.58</text:p>
          </table:table-cell>
          <table:table-cell table:style-name="ce25" table:number-columns-repeated="2"/>
          <table:table-cell table:style-name="ce36"/>
          <table:table-cell table:style-name="ce46" table:formula="of:=IF([.A44]&lt;&gt;&quot;&quot;; [.A44]; &quot;&quot;)" office:value-type="string" office:string-value="Time" calcext:value-type="string">
            <text:p>Time</text:p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86.54_{\pm 8.84}$ " calcext:value-type="string">
            <text:p><text:s/>$86.54_{\pm 8.84}$ </text:p>
          </table:table-cell>
          <table:table-cell table:style-name="ce50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88.60_{\pm 8.45}$ " calcext:value-type="string">
            <text:p><text:s/>$88.60_{\pm 8.45}$ </text:p>
          </table:table-cell>
          <table:table-cell table:style-name="ce50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85.69_{\pm 13.16}$ " calcext:value-type="string">
            <text:p><text:s/>$85.69_{\pm 13.16}$ </text:p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86.54_{\pm 8.84}$ " calcext:value-type="string">
            <text:p><text:s/>$86.54_{\pm 8.84}$ </text:p>
          </table:table-cell>
          <table:table-cell table:style-name="ce35"/>
          <table:table-cell table:style-name="ce50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89.24_{\pm 9.58}$ " calcext:value-type="string">
            <text:p><text:s/>$89.24_{\pm 9.58}$ </text:p>
          </table:table-cell>
          <table:table-cell table:style-name="ce50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91.49_{\pm 10.14}$ " calcext:value-type="string">
            <text:p><text:s/>$91.49_{\pm 10.14}$ </text:p>
          </table:table-cell>
          <table:table-cell table:style-name="ce50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88.18_{\pm 12.42}$ " calcext:value-type="string">
            <text:p><text:s/>$88.18_{\pm 12.42}$ </text:p>
          </table:table-cell>
          <table:table-cell table:style-name="ce50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89.24_{\pm 9.58}$ " calcext:value-type="string">
            <text:p><text:s/>$89.24_{\pm 9.5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3.3289819371365" calcext:value-type="float">
            <text:p>73.33</text:p>
          </table:table-cell>
          <table:table-cell table:style-name="ce25" office:value-type="float" office:value="8.30449561416189" calcext:value-type="float">
            <text:p>8.30</text:p>
          </table:table-cell>
          <table:table-cell table:style-name="ce19" office:value-type="float" office:value="74.7706844438572" calcext:value-type="float">
            <text:p>74.77</text:p>
          </table:table-cell>
          <table:table-cell table:style-name="ce25" office:value-type="float" office:value="10.1743395808147" calcext:value-type="float">
            <text:p>10.17</text:p>
          </table:table-cell>
          <table:table-cell table:style-name="ce19" office:value-type="float" office:value="72.2798970093088" calcext:value-type="float">
            <text:p>72.28</text:p>
          </table:table-cell>
          <table:table-cell table:style-name="ce25" office:value-type="float" office:value="7.91395366193954" calcext:value-type="float">
            <text:p>7.91</text:p>
          </table:table-cell>
          <table:table-cell table:style-name="ce19" office:value-type="float" office:value="73.3289819371365" calcext:value-type="float">
            <text:p>73.33</text:p>
          </table:table-cell>
          <table:table-cell table:style-name="ce34" office:value-type="float" office:value="8.30449561416189" calcext:value-type="float">
            <text:p>8.30</text:p>
          </table:table-cell>
          <table:table-cell table:style-name="ce34"/>
          <table:table-cell table:style-name="ce25" office:value-type="float" office:value="87.1078154855573" calcext:value-type="float">
            <text:p>87.11</text:p>
          </table:table-cell>
          <table:table-cell table:style-name="ce34" office:value-type="float" office:value="4.09482914229054" calcext:value-type="float">
            <text:p>4.09</text:p>
          </table:table-cell>
          <table:table-cell table:style-name="ce25" office:value-type="float" office:value="88.5893815188068" calcext:value-type="float">
            <text:p>88.59</text:p>
          </table:table-cell>
          <table:table-cell table:style-name="ce34" office:value-type="float" office:value="4.79806153815182" calcext:value-type="float">
            <text:p>4.80</text:p>
          </table:table-cell>
          <table:table-cell table:style-name="ce25" office:value-type="float" office:value="86.0591206179442" calcext:value-type="float">
            <text:p>86.06</text:p>
          </table:table-cell>
          <table:table-cell table:style-name="ce34" office:value-type="float" office:value="6.29835641184561" calcext:value-type="float">
            <text:p>6.30</text:p>
          </table:table-cell>
          <table:table-cell table:style-name="ce19" office:value-type="float" office:value="87.1078154855573" calcext:value-type="float">
            <text:p>87.11</text:p>
          </table:table-cell>
          <table:table-cell table:style-name="ce34" office:value-type="float" office:value="4.09482914229054" calcext:value-type="float">
            <text:p>4.09</text:p>
          </table:table-cell>
          <table:table-cell table:style-name="ce25" table:number-columns-repeated="2"/>
          <table:table-cell table:style-name="ce36"/>
          <table:table-cell table:style-name="ce46" table:formula="of:=IF([.A45]&lt;&gt;&quot;&quot;; [.A45]; &quot;&quot;)" office:value-type="string" office:string-value="Duration" calcext:value-type="string">
            <text:p>Duration</text:p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3.33_{\pm 8.30}$ " calcext:value-type="string">
            <text:p><text:s/>$73.33_{\pm 8.30}$ </text:p>
          </table:table-cell>
          <table:table-cell table:style-name="ce50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4.77_{\pm 10.17}$ " calcext:value-type="string">
            <text:p><text:s/>$74.77_{\pm 10.17}$ </text:p>
          </table:table-cell>
          <table:table-cell table:style-name="ce50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2.28_{\pm 7.91}$ " calcext:value-type="string">
            <text:p><text:s/>$72.28_{\pm 7.91}$ </text:p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3.33_{\pm 8.30}$ " calcext:value-type="string">
            <text:p><text:s/>$73.33_{\pm 8.30}$ </text:p>
          </table:table-cell>
          <table:table-cell table:style-name="ce35"/>
          <table:table-cell table:style-name="ce50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7.11_{\pm 4.09}$ " calcext:value-type="string">
            <text:p><text:s/>$87.11_{\pm 4.09}$ </text:p>
          </table:table-cell>
          <table:table-cell table:style-name="ce50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8.59_{\pm 4.80}$ " calcext:value-type="string">
            <text:p><text:s/>$88.59_{\pm 4.80}$ </text:p>
          </table:table-cell>
          <table:table-cell table:style-name="ce50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6.06_{\pm 6.30}$ " calcext:value-type="string">
            <text:p><text:s/>$86.06_{\pm 6.30}$ </text:p>
          </table:table-cell>
          <table:table-cell table:style-name="ce50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7.11_{\pm 4.09}$ " calcext:value-type="string">
            <text:p><text:s/>$87.11_{\pm 4.0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48.3571428571429" calcext:value-type="float">
            <text:p>48.36</text:p>
          </table:table-cell>
          <table:table-cell table:style-name="ce25" office:value-type="float" office:value="44.1103093137546" calcext:value-type="float">
            <text:p>44.11</text:p>
          </table:table-cell>
          <table:table-cell table:style-name="ce19" office:value-type="float" office:value="60" calcext:value-type="float">
            <text:p>60.00</text:p>
          </table:table-cell>
          <table:table-cell table:style-name="ce25" office:value-type="float" office:value="48.9897948556636" calcext:value-type="float">
            <text:p>48.99</text:p>
          </table:table-cell>
          <table:table-cell table:style-name="ce19" office:value-type="float" office:value="44.3333333333333" calcext:value-type="float">
            <text:p>44.33</text:p>
          </table:table-cell>
          <table:table-cell table:style-name="ce25" office:value-type="float" office:value="43.2062238315012" calcext:value-type="float">
            <text:p>43.21</text:p>
          </table:table-cell>
          <table:table-cell table:style-name="ce19" office:value-type="float" office:value="48.3571428571429" calcext:value-type="float">
            <text:p>48.36</text:p>
          </table:table-cell>
          <table:table-cell table:style-name="ce34" office:value-type="float" office:value="44.1103093137546" calcext:value-type="float">
            <text:p>44.11</text:p>
          </table:table-cell>
          <table:table-cell table:style-name="ce34"/>
          <table:table-cell table:style-name="ce25" office:value-type="float" office:value="53.3571428571429" calcext:value-type="float">
            <text:p>53.36</text:p>
          </table:table-cell>
          <table:table-cell table:style-name="ce34" office:value-type="float" office:value="41.074906685027" calcext:value-type="float">
            <text:p>41.07</text:p>
          </table:table-cell>
          <table:table-cell table:style-name="ce25" office:value-type="float" office:value="70" calcext:value-type="float">
            <text:p>70.00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25" office:value-type="float" office:value="47.6666666666667" calcext:value-type="float">
            <text:p>47.67</text:p>
          </table:table-cell>
          <table:table-cell table:style-name="ce34" office:value-type="float" office:value="40.8805849055786" calcext:value-type="float">
            <text:p>40.88</text:p>
          </table:table-cell>
          <table:table-cell table:style-name="ce19" office:value-type="float" office:value="53.3571428571429" calcext:value-type="float">
            <text:p>53.36</text:p>
          </table:table-cell>
          <table:table-cell table:style-name="ce34" office:value-type="float" office:value="41.074906685027" calcext:value-type="float">
            <text:p>41.07</text:p>
          </table:table-cell>
          <table:table-cell table:style-name="ce25"/>
          <table:table-cell table:style-name="ce93" table:number-columns-repeated="2"/>
          <table:table-cell table:style-name="ce45" table:formula="of:=IF([.A46]&lt;&gt;&quot;&quot;; [.A46]; &quot;&quot;)" office:value-type="string" office:string-value="Set" calcext:value-type="string">
            <text:p>Set</text:p>
          </table:table-cell>
          <table:table-cell table:style-name="ce36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48.36_{\pm 44.11}$ " calcext:value-type="string">
            <text:p><text:s/>$48.36_{\pm 44.11}$ </text:p>
          </table:table-cell>
          <table:table-cell table:style-name="ce50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60.00_{\pm 48.99}$ " calcext:value-type="string">
            <text:p><text:s/>$60.00_{\pm 48.99}$ </text:p>
          </table:table-cell>
          <table:table-cell table:style-name="ce50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44.33_{\pm 43.21}$ " calcext:value-type="string">
            <text:p><text:s/>$44.33_{\pm 43.21}$ </text:p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48.36_{\pm 44.11}$ " calcext:value-type="string">
            <text:p><text:s/>$48.36_{\pm 44.11}$ </text:p>
          </table:table-cell>
          <table:table-cell table:style-name="ce52"/>
          <table:table-cell table:style-name="ce50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53.36_{\pm 41.07}$ " calcext:value-type="string">
            <text:p><text:s/>$53.36_{\pm 41.07}$ </text:p>
          </table:table-cell>
          <table:table-cell table:style-name="ce50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70.00_{\pm 45.83}$ " calcext:value-type="string">
            <text:p><text:s/>$70.00_{\pm 45.83}$ </text:p>
          </table:table-cell>
          <table:table-cell table:style-name="ce50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47.67_{\pm 40.88}$ " calcext:value-type="string">
            <text:p><text:s/>$47.67_{\pm 40.88}$ </text:p>
          </table:table-cell>
          <table:table-cell table:style-name="ce50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53.36_{\pm 41.07}$ " calcext:value-type="string">
            <text:p><text:s/>$53.36_{\pm 41.0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47]&lt;&gt;&quot;&quot;; [.A47]; &quot;&quot;)">
            <text:p/>
          </table:table-cell>
          <table:table-cell table:style-name="ce24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49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49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24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35"/>
          <table:table-cell table:style-name="ce49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49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49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49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Tweets</text:p>
          </table:table-cell>
          <table:table-cell table:style-name="ce19" office:value-type="float" office:value="91.5896638310034" calcext:value-type="float">
            <text:p>91.59</text:p>
          </table:table-cell>
          <table:table-cell table:style-name="ce25" office:value-type="float" office:value="2.9198636175853" calcext:value-type="float">
            <text:p>2.92</text:p>
          </table:table-cell>
          <table:table-cell table:style-name="ce19" office:value-type="float" office:value="89.6390358069624" calcext:value-type="float">
            <text:p>89.64</text:p>
          </table:table-cell>
          <table:table-cell table:style-name="ce25" office:value-type="float" office:value="3.50879662805149" calcext:value-type="float">
            <text:p>3.51</text:p>
          </table:table-cell>
          <table:table-cell table:style-name="ce19" office:value-type="float" office:value="93.6453625464649" calcext:value-type="float">
            <text:p>93.65</text:p>
          </table:table-cell>
          <table:table-cell table:style-name="ce25" office:value-type="float" office:value="2.39418684276275" calcext:value-type="float">
            <text:p>2.39</text:p>
          </table:table-cell>
          <table:table-cell table:style-name="ce19" office:value-type="float" office:value="87.6303316173835" calcext:value-type="float">
            <text:p>87.63</text:p>
          </table:table-cell>
          <table:table-cell table:style-name="ce34" office:value-type="float" office:value="2.87781172339395" calcext:value-type="float">
            <text:p>2.88</text:p>
          </table:table-cell>
          <table:table-cell table:style-name="ce34"/>
          <table:table-cell table:style-name="ce25" office:value-type="float" office:value="96.3585058417926" calcext:value-type="float">
            <text:p>96.36</text:p>
          </table:table-cell>
          <table:table-cell table:style-name="ce34" office:value-type="float" office:value="1.18357676764642" calcext:value-type="float">
            <text:p>1.18</text:p>
          </table:table-cell>
          <table:table-cell table:style-name="ce25" office:value-type="float" office:value="94.2945051198501" calcext:value-type="float">
            <text:p>94.29</text:p>
          </table:table-cell>
          <table:table-cell table:style-name="ce34" office:value-type="float" office:value="1.96403183430103" calcext:value-type="float">
            <text:p>1.96</text:p>
          </table:table-cell>
          <table:table-cell table:style-name="ce25" office:value-type="float" office:value="98.5345514177685" calcext:value-type="float">
            <text:p>98.53</text:p>
          </table:table-cell>
          <table:table-cell table:style-name="ce34" office:value-type="float" office:value="0.682787267131106" calcext:value-type="float">
            <text:p>0.68</text:p>
          </table:table-cell>
          <table:table-cell table:style-name="ce19" office:value-type="float" office:value="91.5273221960266" calcext:value-type="float">
            <text:p>91.53</text:p>
          </table:table-cell>
          <table:table-cell table:style-name="ce34" office:value-type="float" office:value="1.95202412132628" calcext:value-type="float">
            <text:p>1.95</text:p>
          </table:table-cell>
          <table:table-cell table:style-name="ce25" table:number-columns-repeated="2"/>
          <table:table-cell table:style-name="ce36"/>
          <table:table-cell table:style-name="ce44" table:formula="of:=IF([.A48]&lt;&gt;&quot;&quot;; [.A48]; &quot;&quot;)" office:value-type="string" office:string-value="Tweets" calcext:value-type="string">
            <text:p>Tweets</text:p>
          </table:table-cell>
          <table:table-cell table:style-name="ce121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91.59_{\pm 2.92}$ " calcext:value-type="string">
            <text:p><text:s/>$91.59_{\pm 2.92}$ </text:p>
          </table:table-cell>
          <table:table-cell table:style-name="ce50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89.64_{\pm 3.51}$ " calcext:value-type="string">
            <text:p><text:s/>$89.64_{\pm 3.51}$ </text:p>
          </table:table-cell>
          <table:table-cell table:style-name="ce50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93.65_{\pm 2.39}$ " calcext:value-type="string">
            <text:p><text:s/>$93.65_{\pm 2.39}$ </text:p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7.63_{\pm 2.88}$ " calcext:value-type="string">
            <text:p><text:s/>$87.63_{\pm 2.88}$ </text:p>
          </table:table-cell>
          <table:table-cell table:style-name="ce35"/>
          <table:table-cell table:style-name="ce50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6.36_{\pm 1.18}$ " calcext:value-type="string">
            <text:p><text:s/>$96.36_{\pm 1.18}$ </text:p>
          </table:table-cell>
          <table:table-cell table:style-name="ce50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4.29_{\pm 1.96}$ " calcext:value-type="string">
            <text:p><text:s/>$94.29_{\pm 1.96}$ </text:p>
          </table:table-cell>
          <table:table-cell table:style-name="ce50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8.53_{\pm 0.68}$ " calcext:value-type="string">
            <text:p><text:s/>$98.53_{\pm 0.68}$ </text:p>
          </table:table-cell>
          <table:table-cell table:style-name="ce50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91.53_{\pm 1.95}$ " calcext:value-type="string">
            <text:p><text:s/>$91.53_{\pm 1.9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9.7658069616111" calcext:value-type="float">
            <text:p>89.77</text:p>
          </table:table-cell>
          <table:table-cell table:style-name="ce25" office:value-type="float" office:value="3.55993261024888" calcext:value-type="float">
            <text:p>3.56</text:p>
          </table:table-cell>
          <table:table-cell table:style-name="ce19" office:value-type="float" office:value="88.0236240903934" calcext:value-type="float">
            <text:p>88.02</text:p>
          </table:table-cell>
          <table:table-cell table:style-name="ce25" office:value-type="float" office:value="4.85378635919122" calcext:value-type="float">
            <text:p>4.85</text:p>
          </table:table-cell>
          <table:table-cell table:style-name="ce19" office:value-type="float" office:value="91.7126121702078" calcext:value-type="float">
            <text:p>91.71</text:p>
          </table:table-cell>
          <table:table-cell table:style-name="ce25" office:value-type="float" office:value="3.3868541951736" calcext:value-type="float">
            <text:p>3.39</text:p>
          </table:table-cell>
          <table:table-cell table:style-name="ce19" office:value-type="float" office:value="89.7658069616111" calcext:value-type="float">
            <text:p>89.77</text:p>
          </table:table-cell>
          <table:table-cell table:style-name="ce34" office:value-type="float" office:value="3.55993261024888" calcext:value-type="float">
            <text:p>3.56</text:p>
          </table:table-cell>
          <table:table-cell table:style-name="ce34"/>
          <table:table-cell table:style-name="ce25" office:value-type="float" office:value="92.7231200702272" calcext:value-type="float">
            <text:p>92.72</text:p>
          </table:table-cell>
          <table:table-cell table:style-name="ce34" office:value-type="float" office:value="2.23558143533221" calcext:value-type="float">
            <text:p>2.24</text:p>
          </table:table-cell>
          <table:table-cell table:style-name="ce25" office:value-type="float" office:value="90.8777719625331" calcext:value-type="float">
            <text:p>90.88</text:p>
          </table:table-cell>
          <table:table-cell table:style-name="ce34" office:value-type="float" office:value="3.02902596133863" calcext:value-type="float">
            <text:p>3.03</text:p>
          </table:table-cell>
          <table:table-cell table:style-name="ce25" office:value-type="float" office:value="94.7862246357655" calcext:value-type="float">
            <text:p>94.79</text:p>
          </table:table-cell>
          <table:table-cell table:style-name="ce34" office:value-type="float" office:value="3.61200100232973" calcext:value-type="float">
            <text:p>3.61</text:p>
          </table:table-cell>
          <table:table-cell table:style-name="ce19" office:value-type="float" office:value="92.7231200702272" calcext:value-type="float">
            <text:p>92.72</text:p>
          </table:table-cell>
          <table:table-cell table:style-name="ce34" office:value-type="float" office:value="2.23558143533221" calcext:value-type="float">
            <text:p>2.24</text:p>
          </table:table-cell>
          <table:table-cell table:style-name="ce25" table:number-columns-repeated="2"/>
          <table:table-cell table:style-name="ce36"/>
          <table:table-cell table:style-name="ce46" table:formula="of:=IF([.A49]&lt;&gt;&quot;&quot;; [.A49]; &quot;&quot;)" office:value-type="string" office:string-value="Date" calcext:value-type="string">
            <text:p>Date</text:p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89.77_{\pm 3.56}$ " calcext:value-type="string">
            <text:p><text:s/>$89.77_{\pm 3.56}$ </text:p>
          </table:table-cell>
          <table:table-cell table:style-name="ce50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88.02_{\pm 4.85}$ " calcext:value-type="string">
            <text:p><text:s/>$88.02_{\pm 4.85}$ </text:p>
          </table:table-cell>
          <table:table-cell table:style-name="ce50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91.71_{\pm 3.39}$ " calcext:value-type="string">
            <text:p><text:s/>$91.71_{\pm 3.39}$ </text:p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89.77_{\pm 3.56}$ " calcext:value-type="string">
            <text:p><text:s/>$89.77_{\pm 3.56}$ </text:p>
          </table:table-cell>
          <table:table-cell table:style-name="ce35"/>
          <table:table-cell table:style-name="ce50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2.72_{\pm 2.24}$ " calcext:value-type="string">
            <text:p><text:s/>$92.72_{\pm 2.24}$ </text:p>
          </table:table-cell>
          <table:table-cell table:style-name="ce50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90.88_{\pm 3.03}$ " calcext:value-type="string">
            <text:p><text:s/>$90.88_{\pm 3.03}$ </text:p>
          </table:table-cell>
          <table:table-cell table:style-name="ce50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4.79_{\pm 3.61}$ " calcext:value-type="string">
            <text:p><text:s/>$94.79_{\pm 3.61}$ </text:p>
          </table:table-cell>
          <table:table-cell table:style-name="ce50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2.72_{\pm 2.24}$ " calcext:value-type="string">
            <text:p><text:s/>$92.72_{\pm 2.2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4.7474747474747" calcext:value-type="float">
            <text:p>84.75</text:p>
          </table:table-cell>
          <table:table-cell table:style-name="ce25" office:value-type="float" office:value="7.35286408370516" calcext:value-type="float">
            <text:p>7.35</text:p>
          </table:table-cell>
          <table:table-cell table:style-name="ce19" office:value-type="float" office:value="82.1633266301459" calcext:value-type="float">
            <text:p>82.16</text:p>
          </table:table-cell>
          <table:table-cell table:style-name="ce25" office:value-type="float" office:value="7.09909869681747" calcext:value-type="float">
            <text:p>7.10</text:p>
          </table:table-cell>
          <table:table-cell table:style-name="ce19" office:value-type="float" office:value="88.0877192982456" calcext:value-type="float">
            <text:p>88.09</text:p>
          </table:table-cell>
          <table:table-cell table:style-name="ce25" office:value-type="float" office:value="9.85135559862113" calcext:value-type="float">
            <text:p>9.85</text:p>
          </table:table-cell>
          <table:table-cell table:style-name="ce19" office:value-type="float" office:value="84.7474747474747" calcext:value-type="float">
            <text:p>84.75</text:p>
          </table:table-cell>
          <table:table-cell table:style-name="ce34" office:value-type="float" office:value="7.35286408370516" calcext:value-type="float">
            <text:p>7.35</text:p>
          </table:table-cell>
          <table:table-cell table:style-name="ce34"/>
          <table:table-cell table:style-name="ce25" office:value-type="float" office:value="90.4627911770769" calcext:value-type="float">
            <text:p>90.46</text:p>
          </table:table-cell>
          <table:table-cell table:style-name="ce34" office:value-type="float" office:value="3.11331733811281" calcext:value-type="float">
            <text:p>3.11</text:p>
          </table:table-cell>
          <table:table-cell table:style-name="ce25" office:value-type="float" office:value="87.8707579224742" calcext:value-type="float">
            <text:p>87.87</text:p>
          </table:table-cell>
          <table:table-cell table:style-name="ce34" office:value-type="float" office:value="6.13186030488256" calcext:value-type="float">
            <text:p>6.13</text:p>
          </table:table-cell>
          <table:table-cell table:style-name="ce25" office:value-type="float" office:value="93.8977272727273" calcext:value-type="float">
            <text:p>93.90</text:p>
          </table:table-cell>
          <table:table-cell table:style-name="ce34" office:value-type="float" office:value="6.25870491133156" calcext:value-type="float">
            <text:p>6.26</text:p>
          </table:table-cell>
          <table:table-cell table:style-name="ce19" office:value-type="float" office:value="90.4627911770769" calcext:value-type="float">
            <text:p>90.46</text:p>
          </table:table-cell>
          <table:table-cell table:style-name="ce34" office:value-type="float" office:value="3.11331733811281" calcext:value-type="float">
            <text:p>3.11</text:p>
          </table:table-cell>
          <table:table-cell table:style-name="ce25" table:number-columns-repeated="2"/>
          <table:table-cell table:style-name="ce36"/>
          <table:table-cell table:style-name="ce46" table:formula="of:=IF([.A50]&lt;&gt;&quot;&quot;; [.A50]; &quot;&quot;)" office:value-type="string" office:string-value="Time" calcext:value-type="string">
            <text:p>Time</text:p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84.75_{\pm 7.35}$ " calcext:value-type="string">
            <text:p><text:s/>$84.75_{\pm 7.35}$ </text:p>
          </table:table-cell>
          <table:table-cell table:style-name="ce50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82.16_{\pm 7.10}$ " calcext:value-type="string">
            <text:p><text:s/>$82.16_{\pm 7.10}$ </text:p>
          </table:table-cell>
          <table:table-cell table:style-name="ce50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88.09_{\pm 9.85}$ " calcext:value-type="string">
            <text:p><text:s/>$88.09_{\pm 9.85}$ </text:p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84.75_{\pm 7.35}$ " calcext:value-type="string">
            <text:p><text:s/>$84.75_{\pm 7.35}$ </text:p>
          </table:table-cell>
          <table:table-cell table:style-name="ce35"/>
          <table:table-cell table:style-name="ce50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90.46_{\pm 3.11}$ " calcext:value-type="string">
            <text:p><text:s/>$90.46_{\pm 3.11}$ </text:p>
          </table:table-cell>
          <table:table-cell table:style-name="ce50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87.87_{\pm 6.13}$ " calcext:value-type="string">
            <text:p><text:s/>$87.87_{\pm 6.13}$ </text:p>
          </table:table-cell>
          <table:table-cell table:style-name="ce50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93.90_{\pm 6.26}$ " calcext:value-type="string">
            <text:p><text:s/>$93.90_{\pm 6.26}$ </text:p>
          </table:table-cell>
          <table:table-cell table:style-name="ce50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90.46_{\pm 3.11}$ " calcext:value-type="string">
            <text:p><text:s/>$90.46_{\pm 3.1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4.3177341942599" calcext:value-type="float">
            <text:p>84.32</text:p>
          </table:table-cell>
          <table:table-cell table:style-name="ce25" office:value-type="float" office:value="7.06941756184002" calcext:value-type="float">
            <text:p>7.07</text:p>
          </table:table-cell>
          <table:table-cell table:style-name="ce19" office:value-type="float" office:value="82.8168715118506" calcext:value-type="float">
            <text:p>82.82</text:p>
          </table:table-cell>
          <table:table-cell table:style-name="ce25" office:value-type="float" office:value="7.35391230314104" calcext:value-type="float">
            <text:p>7.35</text:p>
          </table:table-cell>
          <table:table-cell table:style-name="ce19" office:value-type="float" office:value="86.0613451642359" calcext:value-type="float">
            <text:p>86.06</text:p>
          </table:table-cell>
          <table:table-cell table:style-name="ce25" office:value-type="float" office:value="7.70582504603331" calcext:value-type="float">
            <text:p>7.71</text:p>
          </table:table-cell>
          <table:table-cell table:style-name="ce19" office:value-type="float" office:value="84.3177341942599" calcext:value-type="float">
            <text:p>84.32</text:p>
          </table:table-cell>
          <table:table-cell table:style-name="ce34" office:value-type="float" office:value="7.06941756184002" calcext:value-type="float">
            <text:p>7.07</text:p>
          </table:table-cell>
          <table:table-cell table:style-name="ce34"/>
          <table:table-cell table:style-name="ce25" office:value-type="float" office:value="89.1544534766165" calcext:value-type="float">
            <text:p>89.15</text:p>
          </table:table-cell>
          <table:table-cell table:style-name="ce34" office:value-type="float" office:value="5.43871117709008" calcext:value-type="float">
            <text:p>5.44</text:p>
          </table:table-cell>
          <table:table-cell table:style-name="ce25" office:value-type="float" office:value="87.5938605747463" calcext:value-type="float">
            <text:p>87.59</text:p>
          </table:table-cell>
          <table:table-cell table:style-name="ce34" office:value-type="float" office:value="6.3852880044971" calcext:value-type="float">
            <text:p>6.39</text:p>
          </table:table-cell>
          <table:table-cell table:style-name="ce25" office:value-type="float" office:value="90.9750640114585" calcext:value-type="float">
            <text:p>90.98</text:p>
          </table:table-cell>
          <table:table-cell table:style-name="ce34" office:value-type="float" office:value="5.86582769711917" calcext:value-type="float">
            <text:p>5.87</text:p>
          </table:table-cell>
          <table:table-cell table:style-name="ce19" office:value-type="float" office:value="89.1544534766165" calcext:value-type="float">
            <text:p>89.15</text:p>
          </table:table-cell>
          <table:table-cell table:style-name="ce34" office:value-type="float" office:value="5.43871117709008" calcext:value-type="float">
            <text:p>5.44</text:p>
          </table:table-cell>
          <table:table-cell table:style-name="ce25" table:number-columns-repeated="2"/>
          <table:table-cell table:style-name="ce36"/>
          <table:table-cell table:style-name="ce46" table:formula="of:=IF([.A51]&lt;&gt;&quot;&quot;; [.A51]; &quot;&quot;)" office:value-type="string" office:string-value="Duration" calcext:value-type="string">
            <text:p>Duration</text:p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84.32_{\pm 7.07}$ " calcext:value-type="string">
            <text:p><text:s/>$84.32_{\pm 7.07}$ </text:p>
          </table:table-cell>
          <table:table-cell table:style-name="ce50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82.82_{\pm 7.35}$ " calcext:value-type="string">
            <text:p><text:s/>$82.82_{\pm 7.35}$ </text:p>
          </table:table-cell>
          <table:table-cell table:style-name="ce50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86.06_{\pm 7.71}$ " calcext:value-type="string">
            <text:p><text:s/>$86.06_{\pm 7.71}$ </text:p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84.32_{\pm 7.07}$ " calcext:value-type="string">
            <text:p><text:s/>$84.32_{\pm 7.07}$ </text:p>
          </table:table-cell>
          <table:table-cell table:style-name="ce35"/>
          <table:table-cell table:style-name="ce50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89.15_{\pm 5.44}$ " calcext:value-type="string">
            <text:p><text:s/>$89.15_{\pm 5.44}$ </text:p>
          </table:table-cell>
          <table:table-cell table:style-name="ce50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7.59_{\pm 6.39}$ " calcext:value-type="string">
            <text:p><text:s/>$87.59_{\pm 6.39}$ </text:p>
          </table:table-cell>
          <table:table-cell table:style-name="ce50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90.98_{\pm 5.87}$ " calcext:value-type="string">
            <text:p><text:s/>$90.98_{\pm 5.87}$ </text:p>
          </table:table-cell>
          <table:table-cell table:style-name="ce50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89.15_{\pm 5.44}$ " calcext:value-type="string">
            <text:p><text:s/>$89.15_{\pm 5.4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8.0427350427351" calcext:value-type="float">
            <text:p>68.04</text:p>
          </table:table-cell>
          <table:table-cell table:style-name="ce25" office:value-type="float" office:value="36.11104941076" calcext:value-type="float">
            <text:p>36.11</text:p>
          </table:table-cell>
          <table:table-cell table:style-name="ce19" office:value-type="float" office:value="71.5" calcext:value-type="float">
            <text:p>71.50</text:p>
          </table:table-cell>
          <table:table-cell table:style-name="ce25" office:value-type="float" office:value="38.0821480486592" calcext:value-type="float">
            <text:p>38.08</text:p>
          </table:table-cell>
          <table:table-cell table:style-name="ce19" office:value-type="float" office:value="67.9444444444444" calcext:value-type="float">
            <text:p>67.94</text:p>
          </table:table-cell>
          <table:table-cell table:style-name="ce25" office:value-type="float" office:value="37.7304033020233" calcext:value-type="float">
            <text:p>37.73</text:p>
          </table:table-cell>
          <table:table-cell table:style-name="ce19" office:value-type="float" office:value="68.0427350427351" calcext:value-type="float">
            <text:p>68.04</text:p>
          </table:table-cell>
          <table:table-cell table:style-name="ce34" office:value-type="float" office:value="36.11104941076" calcext:value-type="float">
            <text:p>36.11</text:p>
          </table:table-cell>
          <table:table-cell table:style-name="ce34"/>
          <table:table-cell table:style-name="ce25" office:value-type="float" office:value="72.5427350427351" calcext:value-type="float">
            <text:p>72.54</text:p>
          </table:table-cell>
          <table:table-cell table:style-name="ce34" office:value-type="float" office:value="38.325882562072" calcext:value-type="float">
            <text:p>38.33</text:p>
          </table:table-cell>
          <table:table-cell table:style-name="ce25" office:value-type="float" office:value="76" calcext:value-type="float">
            <text:p>76.00</text:p>
          </table:table-cell>
          <table:table-cell table:style-name="ce34" office:value-type="float" office:value="39.7994974842648" calcext:value-type="float">
            <text:p>39.80</text:p>
          </table:table-cell>
          <table:table-cell table:style-name="ce25" office:value-type="float" office:value="72.4444444444444" calcext:value-type="float">
            <text:p>72.44</text:p>
          </table:table-cell>
          <table:table-cell table:style-name="ce34" office:value-type="float" office:value="39.8664437006028" calcext:value-type="float">
            <text:p>39.87</text:p>
          </table:table-cell>
          <table:table-cell table:style-name="ce19" office:value-type="float" office:value="72.5427350427351" calcext:value-type="float">
            <text:p>72.54</text:p>
          </table:table-cell>
          <table:table-cell table:style-name="ce34" office:value-type="float" office:value="38.325882562072" calcext:value-type="float">
            <text:p>38.33</text:p>
          </table:table-cell>
          <table:table-cell table:style-name="ce25"/>
          <table:table-cell table:style-name="ce93" table:number-columns-repeated="2"/>
          <table:table-cell table:style-name="ce45" table:formula="of:=IF([.A52]&lt;&gt;&quot;&quot;; [.A52]; &quot;&quot;)" office:value-type="string" office:string-value="Set" calcext:value-type="string">
            <text:p>Set</text:p>
          </table:table-cell>
          <table:table-cell table:style-name="ce36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68.04_{\pm 36.11}$ " calcext:value-type="string">
            <text:p><text:s/>$68.04_{\pm 36.11}$ </text:p>
          </table:table-cell>
          <table:table-cell table:style-name="ce50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71.50_{\pm 38.08}$ " calcext:value-type="string">
            <text:p><text:s/>$71.50_{\pm 38.08}$ </text:p>
          </table:table-cell>
          <table:table-cell table:style-name="ce50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67.94_{\pm 37.73}$ " calcext:value-type="string">
            <text:p><text:s/>$67.94_{\pm 37.73}$ </text:p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68.04_{\pm 36.11}$ " calcext:value-type="string">
            <text:p><text:s/>$68.04_{\pm 36.11}$ </text:p>
          </table:table-cell>
          <table:table-cell table:style-name="ce52"/>
          <table:table-cell table:style-name="ce50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72.54_{\pm 38.33}$ " calcext:value-type="string">
            <text:p><text:s/>$72.54_{\pm 38.33}$ </text:p>
          </table:table-cell>
          <table:table-cell table:style-name="ce50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76.00_{\pm 39.80}$ " calcext:value-type="string">
            <text:p><text:s/>$76.00_{\pm 39.80}$ </text:p>
          </table:table-cell>
          <table:table-cell table:style-name="ce50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72.44_{\pm 39.87}$ " calcext:value-type="string">
            <text:p><text:s/>$72.44_{\pm 39.87}$ </text:p>
          </table:table-cell>
          <table:table-cell table:style-name="ce50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72.54_{\pm 38.33}$ " calcext:value-type="string">
            <text:p><text:s/>$72.54_{\pm 38.3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3]&lt;&gt;&quot;&quot;; [.A53]; &quot;&quot;)">
            <text:p/>
          </table:table-cell>
          <table:table-cell table:style-name="ce24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49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49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24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35"/>
          <table:table-cell table:style-name="ce49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49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49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49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empEval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121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50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50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35"/>
          <table:table-cell table:style-name="ce50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50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50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50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5]&lt;&gt;&quot;&quot;; [.A55]; &quot;&quot;)" office:value-type="string" office:string-value="Date" calcext:value-type="string">
            <text:p>Date</text:p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50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50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35"/>
          <table:table-cell table:style-name="ce50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50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50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50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6]&lt;&gt;&quot;&quot;; [.A56]; &quot;&quot;)" office:value-type="string" office:string-value="Time" calcext:value-type="string">
            <text:p>Time</text:p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50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50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35"/>
          <table:table-cell table:style-name="ce50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50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50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50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57]&lt;&gt;&quot;&quot;; [.A57]; &quot;&quot;)" office:value-type="string" office:string-value="Duration" calcext:value-type="string">
            <text:p>Duration</text:p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50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50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35"/>
          <table:table-cell table:style-name="ce50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50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50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50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58]&lt;&gt;&quot;&quot;; [.A58]; &quot;&quot;)" office:value-type="string" office:string-value="Set" calcext:value-type="string">
            <text:p>Set</text:p>
          </table:table-cell>
          <table:table-cell table:style-name="ce36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50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50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52"/>
          <table:table-cell table:style-name="ce50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50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50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50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imeBank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45" table:formula="of:=IF([.A64]&lt;&gt;&quot;&quot;; [.A64]; &quot;&quot;)" office:value-type="string" office:string-value="Set" calcext:value-type="string">
            <text:p>Set</text:p>
          </table:table-cell>
          <table:table-cell table:style-name="ce36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46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AQUAINT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4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46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7:11.83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38:43.114000000</dc:date>
    <meta:editing-cycles>56</meta:editing-cycles>
    <meta:editing-duration>PT5H1M16S</meta:editing-duration>
    <meta:document-statistic meta:table-count="1" meta:cell-count="1330" meta:object-count="0"/>
  </office:meta>
</office:document-meta>
</file>